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ourier New1" svg:font-family="'Courier New'" style:font-adornments="Standa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office:font-face-decls>
  <office:automatic-styles>
    <style:style style:name="Table5" style:family="table">
      <style:table-properties style:width="6.6924in" table:align="margins"/>
    </style:style>
    <style:style style:name="Table5.A" style:family="table-column">
      <style:table-column-properties style:column-width="3.3458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style>
    <style:style style:name="Table6.A" style:family="table-column">
      <style:table-column-properties style:column-width="2.2306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24in" fo:break-before="page" table:align="margins"/>
    </style:style>
    <style:style style:name="Table7.A" style:family="table-column">
      <style:table-column-properties style:column-width="0.9514in" style:rel-column-width="9317*"/>
    </style:style>
    <style:style style:name="Table7.B" style:family="table-column">
      <style:table-column-properties style:column-width="1.8854in" style:rel-column-width="18464*"/>
    </style:style>
    <style:style style:name="Table7.C" style:family="table-column">
      <style:table-column-properties style:column-width="1.9132in" style:rel-column-width="18736*"/>
    </style:style>
    <style:style style:name="Table7.D" style:family="table-column">
      <style:table-column-properties style:column-width="1.9424in" style:rel-column-width="19018*"/>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B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9" style:family="table">
      <style:table-properties style:width="5.5319in" fo:margin-left="0.5903in" fo:margin-right="0.5701in" table:align="margins"/>
    </style:style>
    <style:style style:name="Table9.A" style:family="table-column">
      <style:table-column-properties style:column-width="1.1354in" style:rel-column-width="13450*"/>
    </style:style>
    <style:style style:name="Table9.B" style:family="table-column">
      <style:table-column-properties style:column-width="4.3965in" style:rel-column-width="52085*"/>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8" style:family="table">
      <style:table-properties style:width="5.5319in" fo:margin-left="0.5903in" fo:margin-right="0.5701in" table:align="margins"/>
    </style:style>
    <style:style style:name="Table18.A" style:family="table-column">
      <style:table-column-properties style:column-width="1.1292in" style:rel-column-width="13376*"/>
    </style:style>
    <style:style style:name="Table18.B" style:family="table-column">
      <style:table-column-properties style:column-width="4.4028in" style:rel-column-width="52159*"/>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3.3458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el2" style:family="table">
      <style:table-properties style:width="5.5111in" fo:margin-left="0.4924in" fo:margin-right="0.6889in" table:align="margins"/>
    </style:style>
    <style:style style:name="Tabel2.A" style:family="table-column">
      <style:table-column-properties style:column-width="1.5222in" style:rel-column-width="18103*"/>
    </style:style>
    <style:style style:name="Tabel2.B" style:family="table-column">
      <style:table-column-properties style:column-width="3.9889in" style:rel-column-width="47432*"/>
    </style:style>
    <style:style style:name="Tabel2.A1" style:family="table-cell">
      <style:table-cell-properties fo:padding="0.0382in" fo:border-left="0.0007in solid #000000" fo:border-right="none" fo:border-top="0.0007in solid #000000" fo:border-bottom="0.0007in solid #000000"/>
    </style:style>
    <style:style style:name="Tabel2.B1" style:family="table-cell">
      <style:table-cell-properties fo:padding="0.0382in" fo:border="0.0007in solid #000000"/>
    </style:style>
    <style:style style:name="Tabel2.A2" style:family="table-cell">
      <style:table-cell-properties fo:background-color="transparent" fo:padding="0.0382in" fo:border-left="0.0007in solid #000000" fo:border-right="none" fo:border-top="none" fo:border-bottom="0.0007in solid #000000">
        <style:background-image/>
      </style:table-cell-properties>
    </style:style>
    <style:style style:name="Tabel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 style:family="table">
      <style:table-properties style:width="5.5111in" fo:margin-left="0.4924in" fo:margin-right="0.6889in" table:align="margins"/>
    </style:style>
    <style:style style:name="Table2.A" style:family="table-column">
      <style:table-column-properties style:column-width="0.9826in" style:rel-column-width="11684*"/>
    </style:style>
    <style:style style:name="Table2.B" style:family="table-column">
      <style:table-column-properties style:column-width="4.5285in" style:rel-column-width="5385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background-color="transparent" fo:padding="0.0382in" fo:border-left="0.0007in solid #000000" fo:border-right="none" fo:border-top="none" fo:border-bottom="0.0007in solid #000000">
        <style:background-image/>
      </style:table-cell-properties>
    </style:style>
    <style:style style:name="Table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A3" style:family="table-cell">
      <style:table-cell-properties fo:background-color="#e6e6e6" fo:padding="0.0382in" fo:border-left="0.0007in solid #000000" fo:border-right="none" fo:border-top="none" fo:border-bottom="0.0007in solid #000000">
        <style:background-image/>
      </style:table-cell-properties>
    </style:style>
    <style:style style:name="Table2.B3"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9" style:family="table">
      <style:table-properties style:width="5.5111in" fo:margin-left="0.4924in" fo:margin-right="0.6889in" table:align="margins"/>
    </style:style>
    <style:style style:name="Table19.A" style:family="table-column">
      <style:table-column-properties style:column-width="0.9826in" style:rel-column-width="11684*"/>
    </style:style>
    <style:style style:name="Table19.B" style:family="table-column">
      <style:table-column-properties style:column-width="4.5285in" style:rel-column-width="53851*"/>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9.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5.4958in" fo:margin-left="0.5903in" fo:margin-right="0.6063in" table:align="margins"/>
    </style:style>
    <style:style style:name="Table14.A" style:family="table-column">
      <style:table-column-properties style:column-width="0.6833in" style:rel-column-width="8149*"/>
    </style:style>
    <style:style style:name="Table14.B" style:family="table-column">
      <style:table-column-properties style:column-width="4.8125in" style:rel-column-width="57386*"/>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3" style:family="table">
      <style:table-properties style:width="5.6313in" fo:margin-left="0.4924in" fo:margin-right="0.5688in" table:align="margins"/>
    </style:style>
    <style:style style:name="Table3.A" style:family="table-column">
      <style:table-column-properties style:column-width="0.9618in" style:rel-column-width="11196*"/>
    </style:style>
    <style:style style:name="Table3.B" style:family="table-column">
      <style:table-column-properties style:column-width="4.6694in" style:rel-column-width="54339*"/>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background-color="transparent"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8" style:family="table">
      <style:table-properties style:width="5.4958in" fo:margin-left="0.5903in" fo:margin-right="0.6063in" table:align="margins"/>
    </style:style>
    <style:style style:name="Table8.A" style:family="table-column">
      <style:table-column-properties style:column-width="1.5368in" style:rel-column-width="18327*"/>
    </style:style>
    <style:style style:name="Table8.B" style:family="table-column">
      <style:table-column-properties style:column-width="3.959in" style:rel-column-width="472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8.A8" style:family="table-cell">
      <style:table-cell-properties fo:background-color="#e6e6e6" fo:padding="0.0382in" fo:border-left="0.0007in solid #000000" fo:border-right="none" fo:border-top="none" fo:border-bottom="0.0007in solid #000000">
        <style:background-image/>
      </style:table-cell-properties>
    </style:style>
    <style:style style:name="Table8.B8"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7" style:family="table">
      <style:table-properties style:width="5.3715in" fo:margin-left="0.5715in" fo:margin-right="0.7493in" table:align="margins"/>
    </style:style>
    <style:style style:name="Table17.A" style:family="table-column">
      <style:table-column-properties style:column-width="0.8792in" style:rel-column-width="10728*"/>
    </style:style>
    <style:style style:name="Table17.B" style:family="table-column">
      <style:table-column-properties style:column-width="4.4924in" style:rel-column-width="54807*"/>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0" style:family="table">
      <style:table-properties style:width="5.3715in" fo:margin-left="0.5715in" fo:margin-right="0.7493in" table:align="margins"/>
    </style:style>
    <style:style style:name="Table10.A" style:family="table-column">
      <style:table-column-properties style:column-width="0.8792in" style:rel-column-width="10728*"/>
    </style:style>
    <style:style style:name="Table10.B" style:family="table-column">
      <style:table-column-properties style:column-width="4.4924in" style:rel-column-width="54807*"/>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6" style:family="table">
      <style:table-properties style:width="5.6118in" fo:margin-left="0.5in" fo:margin-right="0.5806in" table:align="margins"/>
    </style:style>
    <style:style style:name="Table16.A" style:family="table-column">
      <style:table-column-properties style:column-width="1.5035in" style:rel-column-width="17559*"/>
    </style:style>
    <style:style style:name="Table16.B" style:family="table-column">
      <style:table-column-properties style:column-width="4.1083in" style:rel-column-width="47976*"/>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3" style:family="table">
      <style:table-properties style:width="5.4778in" fo:margin-left="0.5903in" fo:margin-right="0.6243in" table:align="margins"/>
    </style:style>
    <style:style style:name="Table13.A" style:family="table-column">
      <style:table-column-properties style:column-width="1.6354in" style:rel-column-width="19564*"/>
    </style:style>
    <style:style style:name="Table13.B" style:family="table-column">
      <style:table-column-properties style:column-width="3.8424in" style:rel-column-width="45971*"/>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3.A6" style:family="table-cell">
      <style:table-cell-properties fo:background-color="#e6e6e6" fo:padding="0.0382in" fo:border-left="0.0007in solid #000000" fo:border-right="none" fo:border-top="none" fo:border-bottom="0.0007in solid #000000">
        <style:background-image/>
      </style:table-cell-properties>
    </style:style>
    <style:style style:name="Table13.B6"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2" style:family="table">
      <style:table-properties style:width="6.6924in" table:align="margins"/>
    </style:style>
    <style:style style:name="Table12.A" style:family="table-column">
      <style:table-column-properties style:column-width="0.9069in" style:rel-column-width="8883*"/>
    </style:style>
    <style:style style:name="Table12.B" style:family="table-column">
      <style:table-column-properties style:column-width="3.0174in" style:rel-column-width="29546*"/>
    </style:style>
    <style:style style:name="Table12.C" style:family="table-column">
      <style:table-column-properties style:column-width="2.7681in" style:rel-column-width="27106*"/>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el1" style:family="table">
      <style:table-properties style:width="2.9403in" table:align="margins"/>
    </style:style>
    <style:style style:name="Tabel1.A" style:family="table-column">
      <style:table-column-properties style:column-width="0.9042in" style:rel-column-width="20146*"/>
    </style:style>
    <style:style style:name="Tabel1.B" style:family="table-column">
      <style:table-column-properties style:column-width="2.0361in" style:rel-column-width="45389*"/>
    </style:style>
    <style:style style:name="Tabel1.A1" style:family="table-cell">
      <style:table-cell-properties fo:padding="0.0382in" fo:border="none"/>
    </style:style>
    <style:style style:name="Table1" style:family="table">
      <style:table-properties style:width="6.6924in" table:align="margins"/>
    </style:style>
    <style:style style:name="Table1.A" style:family="table-column">
      <style:table-column-properties style:column-width="2.6944in" style:rel-column-width="26388*"/>
    </style:style>
    <style:style style:name="Table1.B" style:family="table-column">
      <style:table-column-properties style:column-width="3.9979in" style:rel-column-width="3914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5" style:family="table">
      <style:table-properties style:width="6.6924in" table:align="margins"/>
    </style:style>
    <style:style style:name="Table15.A" style:family="table-column">
      <style:table-column-properties style:column-width="3.1604in" style:rel-column-width="30951*"/>
    </style:style>
    <style:style style:name="Table15.B" style:family="table-column">
      <style:table-column-properties style:column-width="3.5319in" style:rel-column-width="34584*"/>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0pt" style:font-size-asian="10pt" style:font-size-complex="10pt"/>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paragraph-properties>
        <style:tab-stops>
          <style:tab-stop style:position="2.5236in"/>
        </style:tab-stops>
      </style:paragraph-properties>
      <style:text-properties fo:font-size="10pt" style:font-size-asian="10pt" style:font-size-complex="10pt"/>
    </style:style>
    <style:style style:name="P4" style:family="paragraph" style:parent-style-name="Standard">
      <style:text-properties fo:font-size="10pt" fo:font-style="italic" style:font-size-asian="10pt" style:font-style-asian="italic" style:font-size-complex="10pt" style:font-style-complex="italic"/>
    </style:style>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7"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text-properties fo:font-size="10pt" fo:font-style="normal" style:font-size-asian="10pt" style:font-style-asian="normal" style:font-size-complex="10pt" style:font-style-complex="normal"/>
    </style:style>
    <style:style style:name="P10" style:family="paragraph" style:parent-style-name="Standard">
      <style:text-properties fo:font-size="10pt" fo:font-weight="normal" style:font-size-asian="10pt" style:font-weight-asian="normal" style:font-size-complex="10pt" style:font-weight-complex="normal"/>
    </style:style>
    <style:style style:name="P11" style:family="paragraph" style:parent-style-name="Standard">
      <style:text-properties style:font-name="Courier New" fo:font-size="9pt" style:font-size-asian="9pt" style:font-size-complex="9pt"/>
    </style:style>
    <style:style style:name="P12" style:family="paragraph" style:parent-style-name="Standard">
      <style:text-properties style:font-name="Courier New" fo:font-size="9pt" fo:font-weight="normal" style:font-size-asian="9pt" style:font-weight-asian="normal" style:font-size-complex="9pt" style:font-weight-complex="normal"/>
    </style:style>
    <style:style style:name="P13" style:family="paragraph" style:parent-style-name="Standard">
      <style:text-properties style:font-name="Courier New" fo:font-size="10pt" style:font-size-asian="10pt" style:font-size-complex="10pt"/>
    </style:style>
    <style:style style:name="P14" style:family="paragraph" style:parent-style-name="Standard">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text-properties style:font-name="Courier New" fo:font-size="10pt" fo:font-weight="bold" style:font-size-asian="10pt" style:font-weight-asian="bold" style:font-size-complex="10pt" style:font-weight-complex="bold"/>
    </style:style>
    <style:style style:name="P16" style:family="paragraph" style:parent-style-name="Standard">
      <style:text-properties style:font-name="Courier New" fo:font-size="8pt" style:font-size-asian="8pt" style:font-size-complex="8pt"/>
    </style:style>
    <style:style style:name="P17" style:family="paragraph" style:parent-style-name="Standard">
      <style:text-properties style:font-name="Times New Roman" fo:font-size="10pt" style:font-size-asian="10pt" style:font-size-complex="10pt"/>
    </style:style>
    <style:style style:name="P18" style:family="paragraph" style:parent-style-name="Standard">
      <style:text-properties style:font-name="Times New Roman" fo:font-size="10pt" fo:font-weight="normal"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Standard">
      <style:text-properties style:font-name="Times New Roman" fo:font-size="10pt" fo:font-style="normal" style:font-size-asian="10pt" style:font-style-asian="normal" style:font-size-complex="10pt" style:font-style-complex="normal"/>
    </style:style>
    <style:style style:name="P21"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22" style:family="paragraph" style:parent-style-name="Standard">
      <style:text-properties style:font-name="Times New Roman" fo:font-size="10pt" fo:font-weight="bold" style:font-size-asian="10pt" style:font-weight-asian="bold" style:font-size-complex="10pt" style:font-weight-complex="bold"/>
    </style:style>
    <style:style style:name="P23" style:family="paragraph" style:parent-style-name="Standard">
      <style:text-properties style:font-name="Times New Roman" fo:font-size="9pt" style:font-size-asian="9pt" style:font-size-complex="9pt"/>
    </style:style>
    <style:style style:name="P24" style:family="paragraph" style:parent-style-name="Standard">
      <style:text-properties fo:font-size="9pt" style:font-size-asian="9pt" style:font-size-complex="9pt"/>
    </style:style>
    <style:style style:name="P25" style:family="paragraph" style:parent-style-name="Standard">
      <style:paragraph-properties fo:background-color="#e6e6e6">
        <style:background-image/>
      </style:paragraph-properties>
      <style:text-properties fo:font-size="10pt" style:font-size-asian="10pt" style:font-size-complex="10pt"/>
    </style:style>
    <style:style style:name="P26" style:family="paragraph" style:parent-style-name="Standard">
      <style:paragraph-properties fo:background-color="#e6e6e6">
        <style:background-image/>
      </style:paragraph-properties>
      <style:text-properties fo:font-size="10pt" fo:background-color="transparent" style:font-size-asian="10pt" style:font-size-complex="10pt"/>
    </style:style>
    <style:style style:name="P27" style:family="paragraph" style:parent-style-name="Standard">
      <style:paragraph-properties fo:background-color="#e6e6e6">
        <style:background-image/>
      </style:paragraph-properties>
      <style:text-properties style:font-name="Courier New" fo:font-size="9pt" style:font-size-asian="9pt" style:font-size-complex="9pt"/>
    </style:style>
    <style:style style:name="P28" style:family="paragraph" style:parent-style-name="Standard">
      <style:paragraph-properties fo:background-color="#e6e6e6">
        <style:background-image/>
      </style:paragraph-properties>
      <style:text-properties style:font-name="Courier New" fo:font-size="8pt" fo:background-color="transparent" style:font-size-asian="8pt" style:font-size-complex="8pt"/>
    </style:style>
    <style:style style:name="P29" style:family="paragraph" style:parent-style-name="Standard">
      <style:paragraph-properties fo:background-color="#e6e6e6">
        <style:background-image/>
      </style:paragraph-properties>
      <style:text-properties style:font-name="Times New Roman" fo:font-size="10pt" style:font-size-asian="10pt" style:font-size-complex="10pt"/>
    </style:style>
    <style:style style:name="P30" style:family="paragraph" style:parent-style-name="Standard">
      <style:paragraph-properties fo:margin-left="0.5925in" fo:margin-right="0in" fo:text-indent="0in" style:auto-text-indent="false" fo:background-color="#e6e6e6">
        <style:background-image/>
      </style:paragraph-properties>
      <style:text-properties style:font-name="Courier New" fo:font-size="9pt" style:font-size-asian="9pt" style:font-size-complex="9pt"/>
    </style:style>
    <style:style style:name="P31" style:family="paragraph" style:parent-style-name="Standard">
      <style:paragraph-properties fo:margin-left="0.5925in" fo:margin-right="0in" fo:text-indent="0in" style:auto-text-indent="false"/>
      <style:text-properties style:font-name="Courier New" fo:font-size="9pt" style:font-size-asian="9pt" style:font-size-complex="9pt"/>
    </style:style>
    <style:style style:name="P32" style:family="paragraph" style:parent-style-name="Table_20_Heading">
      <style:paragraph-properties fo:text-align="start"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33" style:family="paragraph" style:parent-style-name="Table_20_Heading">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34" style:family="paragraph" style:parent-style-name="Table_20_Contents">
      <style:text-properties style:font-name="Courier New"/>
    </style:style>
    <style:style style:name="P35" style:family="paragraph" style:parent-style-name="Table_20_Content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36" style:family="paragraph" style:parent-style-name="Table_20_Contents">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37" style:family="paragraph" style:parent-style-name="Table_20_Contents">
      <style:text-properties fo:font-size="10pt" fo:font-weight="bold" style:font-size-asian="10pt" style:font-weight-asian="bold" style:font-size-complex="10pt" style:font-weight-complex="bold"/>
    </style:style>
    <style:style style:name="P38" style:family="paragraph" style:parent-style-name="Table_20_Contents">
      <style:text-properties style:font-name="Times New Roman" fo:font-size="8pt" fo:font-style="italic" fo:font-weight="normal" style:font-size-asian="8pt" style:font-style-asian="italic" style:font-weight-asian="normal" style:font-size-complex="8pt" style:font-style-complex="italic" style:font-weight-complex="normal"/>
    </style:style>
    <style:style style:name="P39" style:family="paragraph" style:parent-style-name="Table_20_Contents">
      <style:text-properties style:font-name="Times New Roman" fo:font-size="8pt" fo:font-style="normal" fo:font-weight="normal"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1953in" fo:margin-right="0.3209in" fo:text-indent="0in" style:auto-text-indent="false"/>
      <style:text-properties fo:font-size="8pt" style:font-size-asian="8pt" style:font-size-complex="8pt"/>
    </style:style>
    <style:style style:name="P41" style:family="paragraph" style:parent-style-name="Standard">
      <style:paragraph-properties fo:background-color="transparent">
        <style:background-image/>
      </style:paragraph-properties>
      <style:text-properties fo:font-size="10pt" style:font-size-asian="10pt" style:font-size-complex="10pt"/>
    </style:style>
    <style:style style:name="P42" style:family="paragraph" style:parent-style-name="Standard">
      <style:paragraph-properties fo:text-align="start" style:justify-single-word="false" fo:background-color="transparent">
        <style:background-image/>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43" style:family="paragraph" style:parent-style-name="Standard">
      <style:paragraph-properties fo:text-align="start" style:justify-single-word="false" fo:background-color="transparent">
        <style:background-image/>
      </style:paragraph-propertie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44" style:family="paragraph" style:parent-style-name="Standard">
      <style:paragraph-properties fo:background-color="transparent">
        <style:background-image/>
      </style:paragraph-properties>
      <style:text-properties style:font-name="Courier New" fo:font-size="9pt" style:font-size-asian="9pt" style:font-size-complex="9pt"/>
    </style:style>
    <style:style style:name="P45" style:family="paragraph" style:parent-style-name="Standard">
      <style:paragraph-properties fo:text-align="start" style:justify-single-word="false" fo:background-color="transparent">
        <style:background-image/>
      </style:paragraph-properties>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Table_20_Heading">
      <style:paragraph-properties fo:text-align="start" style:justify-single-word="false" fo:background-color="transparent">
        <style:background-image/>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47" style:family="paragraph" style:parent-style-name="Table_20_Contents">
      <style:paragraph-properties fo:text-align="start" style:justify-single-word="false" fo:background-color="transparent">
        <style:background-image/>
      </style:paragraph-properties>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48" style:family="paragraph" style:parent-style-name="Text_20_body">
      <style:text-properties style:font-name="Courier New" fo:font-size="9pt" style:font-size-asian="9pt" style:font-size-complex="9pt"/>
    </style:style>
    <style:style style:name="P49" style:family="paragraph" style:parent-style-name="Text_20_body">
      <style:text-properties style:font-name="Courier New" fo:font-size="7pt" style:font-size-asian="7pt" style:font-size-complex="7pt"/>
    </style:style>
    <style:style style:name="P50" style:family="paragraph" style:parent-style-name="Text_20_body">
      <style:text-properties fo:font-size="10pt" style:font-size-asian="10pt" style:font-size-complex="10pt"/>
    </style:style>
    <style:style style:name="P51" style:family="paragraph" style:parent-style-name="Text_20_body">
      <style:text-properties fo:font-style="normal" style:font-style-asian="normal" style:font-style-complex="normal"/>
    </style:style>
    <style:style style:name="P52" style:family="paragraph" style:parent-style-name="Text_20_body">
      <style:text-properties style:font-name="Times New Roman" fo:font-size="10pt" fo:font-style="normal" style:font-size-asian="10pt" style:font-style-asian="normal" style:font-size-complex="10pt" style:font-style-complex="normal"/>
    </style:style>
    <style:style style:name="P53" style:family="paragraph" style:parent-style-name="Text_20_body">
      <style:paragraph-properties fo:margin-top="0in" fo:margin-bottom="0.0835in"/>
    </style:style>
    <style:style style:name="P54" style:family="paragraph" style:parent-style-name="Standard">
      <style:paragraph-properties fo:margin-left="0in" fo:margin-right="0in" fo:text-indent="0in" style:auto-text-indent="false"/>
      <style:text-properties style:font-name="Times New Roman" fo:font-size="10pt" style:font-size-asian="10pt" style:font-size-complex="10pt"/>
    </style:style>
    <style:style style:name="P55" style:family="paragraph" style:parent-style-name="Standard">
      <style:paragraph-properties fo:margin-left="0.4937in" fo:margin-right="0in" fo:text-indent="0in" style:auto-text-indent="false" fo:background-color="transparent">
        <style:tab-stops/>
        <style:background-image/>
      </style:paragraph-properties>
      <style:text-properties style:font-name="Courier New" fo:font-size="9pt" style:font-size-asian="9pt" style:font-size-complex="9pt"/>
    </style:style>
    <style:style style:name="P56" style:family="paragraph" style:parent-style-name="Preformatted_20_Text">
      <style:text-properties fo:font-size="9pt" style:font-size-asian="9pt" style:font-size-complex="9pt"/>
    </style:style>
    <style:style style:name="P57" style:family="paragraph" style:parent-style-name="Preformatted_20_Text">
      <style:paragraph-properties fo:margin-top="0in" fo:margin-bottom="0.1965in"/>
      <style:text-properties fo:font-size="9pt" style:font-size-asian="9pt" style:font-size-complex="9pt"/>
    </style:style>
    <style:style style:name="P58" style:family="paragraph" style:parent-style-name="Standard">
      <style:paragraph-properties fo:margin-left="0.4925in" fo:margin-right="0in" fo:text-indent="0in" style:auto-text-indent="false"/>
      <style:text-properties fo:font-size="10pt" style:font-size-asian="10pt" style:font-size-complex="10pt"/>
    </style:style>
    <style:style style:name="P59" style:family="paragraph" style:parent-style-name="Contents_20_1">
      <style:paragraph-properties>
        <style:tab-stops>
          <style:tab-stop style:position="6.6925in" style:type="right" style:leader-style="dotted" style:leader-text="."/>
        </style:tab-stops>
      </style:paragraph-properties>
    </style:style>
    <style:style style:name="P60" style:family="paragraph" style:parent-style-name="Contents_20_2">
      <style:paragraph-properties>
        <style:tab-stops>
          <style:tab-stop style:position="6.4957in" style:type="right" style:leader-style="dotted" style:leader-text="."/>
        </style:tab-stops>
      </style:paragraph-properties>
    </style:style>
    <style:style style:name="P61" style:family="paragraph" style:parent-style-name="Contents_20_3">
      <style:paragraph-properties>
        <style:tab-stops>
          <style:tab-stop style:position="6.2992in" style:type="right" style:leader-style="dotted" style:leader-text="."/>
        </style:tab-stops>
      </style:paragraph-properties>
    </style:style>
    <style:style style:name="P62" style:family="paragraph" style:parent-style-name="Contents_20_4">
      <style:paragraph-properties>
        <style:tab-stops>
          <style:tab-stop style:position="6.1028in" style:type="right" style:leader-style="dotted" style:leader-text="."/>
        </style:tab-stops>
      </style:paragraph-properties>
    </style:style>
    <style:style style:name="P63" style:family="paragraph" style:parent-style-name="Contents_20_5">
      <style:paragraph-properties>
        <style:tab-stops>
          <style:tab-stop style:position="5.9063in" style:type="right" style:leader-style="dotted" style:leader-text="."/>
        </style:tab-stops>
      </style:paragraph-properties>
    </style:style>
    <style:style style:name="P64" style:family="paragraph" style:parent-style-name="Standard" style:list-style-name="L4">
      <style:text-properties fo:font-size="10pt" style:font-size-asian="10pt" style:font-size-complex="10pt"/>
    </style:style>
    <style:style style:name="P65" style:family="paragraph" style:parent-style-name="Standard" style:list-style-name="L3">
      <style:paragraph-properties fo:margin-left="0.5925in" fo:margin-right="0.5752in" fo:text-indent="0in" style:auto-text-indent="false"/>
      <style:text-properties fo:font-size="10pt" style:font-size-asian="10pt" style:font-size-complex="10pt"/>
    </style:style>
    <style:style style:name="P66" style:family="paragraph" style:parent-style-name="Standard" style:list-style-name="L5">
      <style:paragraph-properties fo:margin-left="0.5839in" fo:margin-right="0.5752in" fo:text-indent="0in" style:auto-text-indent="false"/>
      <style:text-properties fo:font-size="10pt" style:font-size-asian="10pt" style:font-size-complex="10pt"/>
    </style:style>
    <style:style style:name="P67" style:family="paragraph" style:parent-style-name="Standard" style:list-style-name="L8">
      <style:paragraph-properties fo:margin-left="0.4925in" fo:margin-right="0.5839in" fo:text-indent="0in" style:auto-text-indent="false"/>
      <style:text-properties fo:font-size="10pt" style:font-size-asian="10pt" style:font-size-complex="10pt"/>
    </style:style>
    <style:style style:name="P68" style:family="paragraph" style:parent-style-name="Standard" style:list-style-name="L9">
      <style:paragraph-properties fo:margin-left="0.4925in" fo:margin-right="1.0236in" fo:text-indent="0in" style:auto-text-indent="false"/>
      <style:text-properties fo:font-size="10pt" style:font-size-asian="10pt" style:font-size-complex="10pt"/>
    </style:style>
    <style:style style:name="P69" style:family="paragraph" style:parent-style-name="Standard" style:list-style-name="L9">
      <style:paragraph-properties fo:margin-left="0.4925in" fo:margin-right="1.0236in" fo:text-indent="0in" style:auto-text-indent="false"/>
    </style:style>
    <style:style style:name="P70" style:family="paragraph" style:parent-style-name="Standard" style:list-style-name="L10">
      <style:paragraph-properties fo:margin-left="0.9846in" fo:margin-right="0.5839in" fo:text-indent="0in" style:auto-text-indent="false"/>
      <style:text-properties fo:font-size="10pt" style:font-size-asian="10pt" style:font-size-complex="10pt"/>
    </style:style>
    <style:style style:name="P71" style:family="paragraph" style:parent-style-name="Heading_20_2">
      <style:text-properties fo:font-size="10pt" style:font-size-asian="10pt" style:font-size-complex="10pt"/>
    </style:style>
    <style:style style:name="P72" style:family="paragraph" style:parent-style-name="Heading_20_3">
      <style:text-properties fo:font-size="10pt" style:font-size-asian="10pt" style:font-size-complex="10pt"/>
    </style:style>
    <style:style style:name="P73" style:family="paragraph" style:parent-style-name="Heading_20_4">
      <style:text-properties fo:font-size="10pt" style:font-size-asian="10pt" style:font-size-complex="10pt"/>
    </style:style>
    <style:style style:name="P74" style:family="paragraph" style:parent-style-name="Heading_20_4">
      <style:paragraph-properties fo:background-color="#e6e6e6">
        <style:background-image/>
      </style:paragraph-properties>
    </style:style>
    <style:style style:name="P75" style:family="paragraph" style:parent-style-name="Heading_20_4">
      <style:paragraph-properties fo:background-color="#e6e6e6">
        <style:background-image/>
      </style:paragraph-properties>
      <style:text-properties fo:background-color="transparent"/>
    </style:style>
    <style:style style:name="P76" style:family="paragraph" style:parent-style-name="Heading_20_4">
      <style:paragraph-properties fo:background-color="transparent">
        <style:background-image/>
      </style:paragraph-properties>
    </style:style>
    <style:style style:name="P77" style:family="paragraph" style:parent-style-name="Heading_20_5">
      <style:paragraph-properties fo:background-color="#e6e6e6">
        <style:background-image/>
      </style:paragraph-properties>
    </style:style>
    <style:style style:name="P78" style:family="paragraph" style:parent-style-name="Table_20_Contents" style:list-style-name="L6">
      <style:text-properties style:font-name="Times New Roman" fo:font-size="10pt" fo:font-weight="normal" style:font-size-asian="10pt" style:font-weight-asian="normal" style:font-size-complex="10pt" style:font-weight-complex="normal"/>
    </style:style>
    <style:style style:name="P79" style:family="paragraph" style:parent-style-name="Table_20_Contents" style:list-style-name="L7">
      <style:text-properties style:font-name="Times New Roman" fo:font-size="10pt" fo:font-weight="normal" style:font-size-asian="10pt" style:font-weight-asian="normal" style:font-size-complex="10pt" style:font-weight-complex="normal"/>
    </style:style>
    <style:style style:name="P80" style:family="paragraph" style:parent-style-name="Text_20_body" style:list-style-name="L1"/>
    <style:style style:name="P81" style:family="paragraph" style:parent-style-name="Text_20_body" style:list-style-name="L2"/>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tyle="italic" style:font-style-asian="italic" style:font-style-complex="italic"/>
    </style:style>
    <style:style style:name="T5" style:family="text">
      <style:text-properties fo:background-color="#e6e6e6"/>
    </style:style>
    <style:style style:name="T6" style:family="text">
      <style:text-properties style:font-name="Courier New"/>
    </style:style>
    <style:style style:name="T7" style:family="text">
      <style:text-properties style:font-name="Courier New" fo:font-style="normal" style:font-style-asian="normal" style:font-style-complex="normal"/>
    </style:style>
    <style:style style:name="T8" style:family="text">
      <style:text-properties style:font-name="Courier New" fo:font-size="10pt" style:font-size-asian="10pt" style:font-size-complex="10pt"/>
    </style:style>
    <style:style style:name="T9" style:family="text">
      <style:text-properties style:font-name="Courier New" fo:font-size="10pt" fo:font-style="italic" style:font-size-asian="10pt" style:font-style-asian="italic" style:font-size-complex="10pt" style:font-style-complex="italic"/>
    </style:style>
    <style:style style:name="T10" style:family="text">
      <style:text-properties style:font-name="Courier New" fo:font-size="8pt" style:font-size-asian="8pt" style:font-size-complex="8pt"/>
    </style:style>
    <style:style style:name="T11" style:family="text">
      <style:text-properties style:font-name="Courier New" fo:font-size="9pt" style:font-size-asian="9pt" style:font-size-complex="9pt"/>
    </style:style>
    <style:style style:name="T12" style:family="text">
      <style:text-properties style:font-name="Courier New" fo:font-size="9pt" fo:background-color="#ffff99" style:font-size-asian="9pt" style:font-size-complex="9pt"/>
    </style:style>
    <style:style style:name="T13" style:family="text">
      <style:text-properties style:font-name="Courier New" fo:font-size="9pt" fo:font-style="italic" style:font-size-asian="9pt" style:font-style-asian="italic" style:font-size-complex="9pt" style:font-style-complex="italic"/>
    </style:style>
    <style:style style:name="T14" style:family="text">
      <style:text-properties style:font-name="Courier New" fo:font-size="9pt" fo:font-style="normal" style:font-size-asian="9pt" style:font-style-asian="normal" style:font-size-complex="9pt" style:font-style-complex="normal"/>
    </style:style>
    <style:style style:name="T15" style:family="text">
      <style:text-properties style:font-name="Courier New" fo:font-style="italic" style:font-style-asian="italic" style:font-style-complex="italic"/>
    </style:style>
    <style:style style:name="T16" style:family="text">
      <style:text-properties style:font-name="Courier New" fo:font-style="italic" fo:font-weight="normal" style:font-style-asian="italic" style:font-weight-asian="normal" style:font-style-complex="italic" style:font-weight-complex="normal"/>
    </style:style>
    <style:style style:name="T17" style:family="text">
      <style:text-properties style:font-name="Courier New" fo:font-size="12pt" style:font-size-asian="12pt" style:font-size-complex="12pt"/>
    </style:style>
    <style:style style:name="T18" style:family="text">
      <style:text-properties style:text-position="-25% 100%"/>
    </style:style>
    <style:style style:name="T19" style:family="text">
      <style:text-properties style:font-name="Times New Roman"/>
    </style:style>
    <style:style style:name="T20" style:family="text">
      <style:text-properties style:font-name="Times New Roman" fo:font-size="10pt" fo:font-weight="normal" style:font-size-asian="10pt" style:font-weight-asian="normal" style:font-size-complex="10pt" style:font-weight-complex="normal"/>
    </style:style>
    <style:style style:name="T21" style:family="text">
      <style:text-properties fo:font-style="normal" style:font-style-asian="normal" style:font-style-complex="normal"/>
    </style:style>
    <style:style style:name="T22" style:family="text">
      <style:text-properties fo:background-color="#ffff99"/>
    </style:style>
    <style:style style:name="T23" style:family="text">
      <style:text-properties style:font-name="Courier New1" fo:font-size="9pt"/>
    </style:style>
    <style:style style:name="T24" style:family="text">
      <style:text-properties style:font-name="Courier New1" fo:font-size="9pt" style:font-size-asian="10pt" style:font-size-complex="10pt"/>
    </style:style>
    <style:style style:name="T25"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style:num-suffix="." style:num-format="i" text:start-value="4">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I Guidelines</text:h>
      <text:h text:style-name="Heading_20_2" text:outline-level="2">For use with the tei2html XSLT style sheets.</text:h>
      <text:p text:style-name="P1"/>
      <text:p text:style-name="P4">Jeroen Hellingman</text:p>
      <text:p text:style-name="P1"/>
      <text:p text:style-name="P1">Version 0.5, 21 April 2010.</text:p>
      <text:p text:style-name="P1"/>
      <text:p text:style-name="P1"/>
      <text:h text:style-name="Heading_20_2" text:outline-level="2">Introduction</text:h>
      <text:p text:style-name="Standard"><text:span text:style-name="T1">These guidelines describe the guidelines for preparing TEILite tagged that can be converted to HTML for inclusion in the Project Gutenberg collection, using tei2html. They assume a working knowledge of the TEI Lite documentation, available on </text:span><text:a xlink:type="simple" xlink:href="http://www.tei-c.org/Lite/teiu5_en.html"><text:span text:style-name="T1">http://www.tei-c.org/Lite/teiu5_en.html.</text:span></text:a><text:span text:style-name="T1"> They are inspired by, and often follow the Wisconsin University </text:span><text:span text:style-name="T2">Guidelines for Markup of Electronic Texts</text:span><text:span text:style-name="T1">, published at </text:span><text:a xlink:type="simple" xlink:href="http://uwdcc.library.wisc.edu/resources/etext/TEIGuidelines.shtml"><text:span text:style-name="T1">http://uwdcc.library.wisc.edu/resources/etext/TEIGuidelines.shtml</text:span></text:a><text:a xlink:type="simple" xlink:href="http://www.library.wisc.edu/help/tech/TEI/guidelines.html"><text:span text:style-name="T1"> </text:span></text:a><text:span text:style-name="T1"><text:s/>which provides excellent examples of numerous issues.</text:span></text:p>
      <text:p text:style-name="P1"/>
      <text:p text:style-name="P1"><text:span text:style-name="T4">A very gentle introduction to the TEI markup language</text:span> can be found at <text:a xlink:type="simple" xlink:href="http://bistro.northwestern.edu/AnaServer?tei+0+frame.anv">http://bistro.northwestern.edu/AnaServer?tei+0+frame.anv</text:a>.</text:p>
      <text:p text:style-name="P1"/>
      <text:p text:style-name="P1">Sections with a <text:span text:style-name="T5">light gray</text:span> background are planned future features, and are not yet available. It is my intention to turn this into a complete document, which can be read independent of the above documents in due time. For, now, however, please get the other documents and read them first.</text:p>
      <text:p text:style-name="P1"/>
      <text:p text:style-name="P1"/>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9">TEI guidelines for Project Gutenberg<text:tab/>1</text:p>
          <text:p text:style-name="P60">Introduction<text:tab/>1</text:p>
          <text:p text:style-name="P60">Markup Guidelines and Conventions<text:tab/>2</text:p>
          <text:p text:style-name="P61">Guiding Principles<text:tab/>2</text:p>
          <text:p text:style-name="P61">A Note on Transformations<text:tab/>3</text:p>
          <text:p text:style-name="P61">SGML versus XML<text:tab/>3</text:p>
          <text:p text:style-name="P61">Character Sets and Special Characters.<text:tab/>3</text:p>
          <text:p text:style-name="P62">SGML<text:tab/>3</text:p>
          <text:p text:style-name="P63">Fractions<text:tab/>3</text:p>
          <text:p text:style-name="P63">Special filling characters for leaders<text:tab/>4</text:p>
          <text:p text:style-name="P62">XML<text:tab/>4</text:p>
          <text:p text:style-name="P61">The TEI Header<text:tab/>4</text:p>
          <text:p text:style-name="P62">Extensions to TEI<text:tab/>4</text:p>
          <text:p text:style-name="P61">The Body<text:tab/>4</text:p>
          <text:p text:style-name="P61">The Title Page<text:tab/>5</text:p>
          <text:p text:style-name="P61">The Main Text Divisions<text:tab/>5</text:p>
          <text:p text:style-name="P61">Headings<text:tab/>6</text:p>
          <text:p text:style-name="P61">Tables of Contents<text:tab/>7</text:p>
          <text:p text:style-name="P62">Table of contents as list<text:tab/>7</text:p>
          <text:p text:style-name="P62">Table of contents as table<text:tab/>7</text:p>
          <text:p text:style-name="P62">Table of contents as sequence of paragraphs<text:tab/>7</text:p>
          <text:p text:style-name="P62">Rationale for keeping original tables of contents<text:tab/>7</text:p>
          <text:p text:style-name="P61">Generated Divisions<text:tab/>7</text:p>
          <text:p text:style-name="P62">Extension to TEI<text:tab/>8</text:p>
          <text:p text:style-name="P61">Poetry<text:tab/>8</text:p>
          <text:p text:style-name="P61">Lists<text:tab/>8</text:p>
          <text:p text:style-name="P61">Tables<text:tab/>9</text:p>
          <text:p text:style-name="P62">Extension to TEILite<text:tab/>9</text:p>
          <text:p text:style-name="P62">Alternative Table Model<text:tab/>9</text:p>
          <text:p text:style-name="P61">Notes<text:tab/>9</text:p>
          <text:p text:style-name="P61">Figures<text:tab/>10</text:p>
          <text:p text:style-name="P62">Extension to TEILite<text:tab/>10</text:p>
          <text:p text:style-name="P61">Working with imageinfo.xml<text:tab/>10</text:p>
          <text:p text:style-name="P61"><text:soft-page-break/>Decorations with chapter headings<text:tab/>11</text:p>
          <text:p text:style-name="P61">Decorative Initials<text:tab/>11</text:p>
          <text:p text:style-name="P61">Quotations<text:tab/>11</text:p>
          <text:p text:style-name="P61">Letters<text:tab/>11</text:p>
          <text:p text:style-name="P61">Highlighting<text:tab/>12</text:p>
          <text:p text:style-name="P61">Abbreviations and Expansions<text:tab/>12</text:p>
          <text:p text:style-name="P61">Index Entries<text:tab/>12</text:p>
          <text:p text:style-name="P61">Hyphenation<text:tab/>12</text:p>
          <text:p text:style-name="P61">Capitalization<text:tab/>12</text:p>
          <text:p text:style-name="P61">Spaces<text:tab/>12</text:p>
          <text:p text:style-name="P61">Errors and Corrections<text:tab/>13</text:p>
          <text:p text:style-name="P61">Obsolete Units of Measurement<text:tab/>13</text:p>
          <text:p text:style-name="P61">Spelling<text:tab/>13</text:p>
          <text:p text:style-name="P61">Running Headers and footers<text:tab/>13</text:p>
          <text:p text:style-name="P61">Page breaks<text:tab/>13</text:p>
          <text:p text:style-name="P61">Thematic breaks<text:tab/>13</text:p>
          <text:p text:style-name="P61">References to pages<text:tab/>13</text:p>
          <text:p text:style-name="P61">Internationalization and Localization<text:tab/>14</text:p>
          <text:p text:style-name="P62">Language tagging<text:tab/>14</text:p>
          <text:p text:style-name="P61">Using the Rend Attribute<text:tab/>15</text:p>
          <text:p text:style-name="P62">Simple<text:tab/>15</text:p>
          <text:p text:style-name="P62">Rendition ladders<text:tab/>15</text:p>
          <text:p text:style-name="P62">CSS based<text:tab/>16</text:p>
          <text:p text:style-name="P61">Comments<text:tab/>16</text:p>
          <text:p text:style-name="P60">Rendering and Presentation<text:tab/>16</text:p>
          <text:p text:style-name="P61">Available XSLT Style Sheets<text:tab/>16</text:p>
          <text:p text:style-name="P61">Available CSS Style Sheets<text:tab/>16</text:p>
          <text:p text:style-name="P62">Arctic Blue<text:tab/>17</text:p>
          <text:p text:style-name="P62">Amazon Green<text:tab/>17</text:p>
          <text:p text:style-name="P62">Borneo Brown<text:tab/>17</text:p>
          <text:p text:style-name="P62">Bohemian Crystal<text:tab/>17</text:p>
          <text:p text:style-name="P62">Modern Print<text:tab/>17</text:p>
          <text:p text:style-name="P62">Classical Print<text:tab/>17</text:p>
          <text:p text:style-name="P61">Custom Style Sheets<text:tab/>17</text:p>
          <text:p text:style-name="P60">Verification process<text:tab/>17</text:p>
          <text:p text:style-name="P60">Standard DTD’s, Schemes, and Style Sheets<text:tab/>18</text:p>
          <text:p text:style-name="P61">Required tools<text:tab/>18</text:p>
          <text:p text:style-name="P62">Validation SGML<text:tab/>18</text:p>
          <text:p text:style-name="P62">Conversion SGML to XML<text:tab/>18</text:p>
          <text:p text:style-name="P62">Validation XML<text:tab/>18</text:p>
          <text:p text:style-name="P62">Conversion XML to HTML<text:tab/>18</text:p>
          <text:p text:style-name="P62">Validation HTML and CSS<text:tab/>19</text:p>
          <text:p text:style-name="P62">Conversion XML to Plain Text<text:tab/>19</text:p>
          <text:p text:style-name="P62">Validation Plain Text<text:tab/>19</text:p>
          <text:p text:style-name="P60">Localization of the XSLT stylesheet<text:tab/>19</text:p>
        </text:index-body>
      </text:table-of-content>
      <text:p text:style-name="P1"/>
      <text:h text:style-name="Heading_20_2" text:outline-level="2">Markup Guidelines and Conventions</text:h>
      <text:p text:style-name="P1"/>
      <text:h text:style-name="Heading_20_3" text:outline-level="3">Guiding Principles</text:h>
      <text:p text:style-name="Text_20_body">These guidelines follow these guiding principles.</text:p>
      <text:list xml:id="list42493693" text:style-name="L1">
        <text:list-item>
          <text:p text:style-name="P80">Tags supplement the plain text content of the transcribed work. They do not replace content. When all tags are <text:s/>removed from the file, the remaining text should reflect the original source text as much as possible.</text:p>
        </text:list-item>
        <text:list-item>
          <text:p text:style-name="P80">Tags are semantic: they reflect as much as possible the function of a certain part of the text, not its appearance.</text:p>
        </text:list-item>
        <text:list-item>
          <text:p text:style-name="P80">The <text:span text:style-name="T6">@</text:span><text:span text:style-name="T6">rend</text:span> attribute in tags are intended as formatting hints only. Ignoring them fully or partially should not render a text incomprehensible.</text:p>
        </text:list-item>
        <text:list-item>
          <text:p text:style-name="P80">The <text:span text:style-name="T6">@</text:span><text:span text:style-name="T6">rend</text:span> attribute values are designed to map relatively directly to CSS format statements in the HTML version, however, they use a different syntax, and are thus not copied verbatim.</text:p>
        </text:list-item>
      </text:list>
      <text:p text:style-name="Text_20_body"/>
      <text:h text:style-name="Heading_20_3" text:outline-level="3"><text:soft-page-break/>Some notes on the TEI to HTML transformation</text:h>
      <text:p text:style-name="Text_20_body">A TEI source file will typically not be read directly, but converted to various output formats, to wit:</text:p>
      <text:list xml:id="list42503840" text:style-name="L2">
        <text:list-item>
          <text:p text:style-name="P81">HTML for viewing in a browser on a PC.</text:p>
        </text:list-item>
        <text:list-item>
          <text:p text:style-name="P81">ePub for reading on dedicated eBook readers.</text:p>
        </text:list-item>
        <text:list-item>
          <text:p text:style-name="P81">Text for reading on simple devices.</text:p>
        </text:list-item>
        <text:list-item>
          <text:p text:style-name="P81">PDF (using Prince-XML or XSL-FO) for printing on paper.</text:p>
        </text:list-item>
      </text:list>
      <text:p text:style-name="Text_20_body">These applications place some restrictions on the structure of the TEI file, and the usage conventions adopted not enforced by the DTD. The most important of these are given below.</text:p>
      <text:p text:style-name="Text_20_body"><text:span text:style-name="T4">References to page numbers</text:span>. In printed media, the page numbers will differ from the source. To correctly replace page numbers in the source, each page number should be tagged as a reference (<text:span text:style-name="T6">ref</text:span> element) with the <text:span text:style-name="T6">type pageref</text:span>. The tag should only enclose the page number it self, not any of the surrounding material. The transformation will replace the content of this tag with the number of the page the material referred to appears on. Almost always, the reference is not to the page itself, but to some element appearing on this page. For this reason, it is better not to link to the <text:span text:style-name="T6">pb</text:span> element, but to the element actually referred to. (In HTML, the original page numbers will be shown in the margin and used in the text.)</text:p>
      <text:p text:style-name="Text_20_body"><text:span text:style-name="T4">Nesting of cross-references and anchors</text:span>. In HTML, it is not possible to nest anchors and cross-references. As a results, certain elements in the TEI source should not be nested, as these result in nested anchors in HTML. For example, the <text:span text:style-name="T6">ref</text:span> element should not contain <text:span text:style-name="T6">corr</text:span> elements (as the later generates an anchor for the automatically generated errata list). The proper way to resolve this is to place the <text:span text:style-name="T7">ref</text:span> element in the <text:span text:style-name="T6">corr</text:span> element.</text:p>
      <text:p text:style-name="Text_20_body"><text:span text:style-name="T4">Nesting of paragraphs</text:span>. In HTML, it is not possible to nest paragraphs. In most cases, the transformation software will take this in account, and close open paragraphs in HTML when needed.</text:p>
      <text:p text:style-name="Text_20_body">In a few other cases, the transformation may not result in entirely correct results. Always validate the end result.</text:p>
      <text:p text:style-name="Text_20_body"/>
      <text:h text:style-name="Heading_20_3" text:outline-level="3">SGML versus XML</text:h>
      <text:p text:style-name="P1">XML is a considerably simplified reincarnation of SGML. It does away with much of the complexity of SGML. However, TEI (and TEILite) was originally developed for SGML, and I started using TEI even before XML was conceived.</text:p>
      <text:p text:style-name="P1"/>
      <text:p text:style-name="P1">Although XML is simpler, and many more tools can deal with it, SGML is somewhat easier to type due to its more relaxed syntax rules. You don’t need to use quotes on all attribute values, nor need to provide close tags for all elements. For this reason, I normally produce my files in SGML. The conversion to XML is straightforward, and can (almost always) be fully automated. Since I am used to SGML, the examples in this document will be valid SGML snippets, but not necessarily well-formed XML.</text:p>
      <text:p text:style-name="P1"/>
      <text:p text:style-name="P1">If so desired, you can work directly in XML, instead of SGML. Working in XML directly has a number of benefits as well: 1. Directly viewable in most modern browsers (which can apply an XSLT transform on the fly; however, in practice, the tei2html stylesheets used here are too complex for a browser). 2. No conversion tools required. 3. Can use embedded namespaces for other XML schemas.</text:p>
      <text:h text:style-name="Heading_20_3" text:outline-level="3">Character Sets and Special Characters.</text:h>
      <text:h text:style-name="Heading_20_4" text:outline-level="4">SGML</text:h>
      <text:p text:style-name="P1">All my SGML files are either in pure 7-bit ASCII, or in the ISO 8859-1 character set. All characters outside those ranges are represented by character entities.</text:p>
      <text:p text:style-name="P1"/>
      <text:p text:style-name="P1">Use entities from the following sets:</text:p>
      <text:p text:style-name="P1"/>
      <text:list xml:id="list42503766" text:style-name="L3">
        <text:list-item>
          <text:p text:style-name="P65">The standard SGML ISO 8859 entity sets.</text:p>
        </text:list-item>
        <text:list-item>
          <text:p text:style-name="P65">The other declared entity sets that come with the TEI DTD.</text:p>
        </text:list-item>
        <text:list-item>
          <text:p text:style-name="P65">Invent your own descriptive abbreviation. Always provide the Unicode code point for a character (if it exists) in the entity declaration, and provide the Unicode character name or a description in a comment. Please follow the pattern used by ISO where possible.</text:p>
        </text:list-item>
        <text:list-item>
          <text:p text:style-name="P65">Numeric character entities, based on Unicode.</text:p>
        </text:list-item>
      </text:list>
      <text:p text:style-name="P1"/>
      <text:p text:style-name="P1">For longer fragments in a non-Latin script, I normally use an ASCII based transliteration scheme, and supply tools to convert these to Unicode. For documents completely a non-Latin script, we will probably have to work with Unicode.</text:p>
      <text:h text:style-name="Heading_20_5" text:outline-level="5"><text:soft-page-break/>Fractions</text:h>
      <text:p text:style-name="P1">Fractions of one figure above and below.</text:p>
      <text:p text:style-name="P1">&amp;frac12;</text:p>
      <text:p text:style-name="P1"/>
      <text:p text:style-name="P1">Fractions with more than one figure above or below.</text:p>
      <text:p text:style-name="P1"/>
      <text:p text:style-name="P1">&amp;frac3_16;</text:p>
      <text:p text:style-name="P1">&amp;frac23_100;</text:p>
      <text:h text:style-name="P77" text:outline-level="5">Special filling characters for leaders</text:h>
      <text:p text:style-name="P25"/>
      <text:p text:style-name="P25">&amp;dotfil;<text:tab/></text:p>
      <text:p text:style-name="P25">&amp;dashfil;</text:p>
      <text:p text:style-name="P25">&amp;linefil;</text:p>
      <text:p text:style-name="P25">&amp;spacefil;</text:p>
      <text:p text:style-name="P25"/>
      <text:p text:style-name="P25">These are roughly equivalent to T<text:span text:style-name="T18">E</text:span>X’s special glue values.</text:p>
      <text:h text:style-name="Heading_20_4" text:outline-level="4">XML</text:h>
      <text:p text:style-name="P1">XML files are to be in Unicode only, using the UTF-8 format or numeric character entities.</text:p>
      <text:p text:style-name="P1"/>
      <text:p text:style-name="P1"/>
      <text:p text:style-name="P1"/>
      <text:p text:style-name="P1"/>
      <text:p text:style-name="P1"/>
      <text:h text:style-name="Heading_20_3" text:outline-level="3">The TEI Header</text:h>
      <text:p text:style-name="P1"/>
      <text:p text:style-name="P1">The TEI header (<text:span text:style-name="T10">&lt;teiHeader&gt;</text:span>) contains information about the text and the sources it is derived from. This meta-data is grouped in various sections, in which it is often possible to distinguish information related to the electronic file from that related to the original source.</text:p>
      <text:p text:style-name="P1"/>
      <text:p text:style-name="P1">Preparing a TEI header is less work than it might seem, as you can normally work from a template, prepared with the most common elements already in place.</text:p>
      <text:p text:style-name="P1"/>
      <text:p text:style-name="P1">The TEI header contains four main sections:</text:p>
      <text:p text:style-name="P1"/>
      <text:p text:style-name="P16">&lt;teiHeader&gt;</text:p>
      <text:p text:style-name="P16"><text:tab/>&lt;fileDesc&gt;...&lt;/fileDesc&gt;</text:p>
      <text:p text:style-name="P16"><text:tab/>&lt;encodingDesc&gt;...&lt;/encodingDesc&gt;</text:p>
      <text:p text:style-name="P16"><text:tab/>&lt;profileDesc&gt;...&lt;/profileDesc&gt;</text:p>
      <text:p text:style-name="P16"><text:tab/>&lt;revisionDesc&gt;...&lt;/revisionDesc&gt;</text:p>
      <text:p text:style-name="P16">&lt;/teiHeader&gt;</text:p>
      <text:p text:style-name="P1"/>
      <text:h text:style-name="Heading_20_4" text:outline-level="4">The File Description</text:h>
      <text:p text:style-name="P1">The first element of the TEI header is the file description, <text:span text:style-name="T10">&lt;fileDesc&gt;</text:span>. This contains the most important meta-data in three main elements, the <text:span text:style-name="T10">&lt;titleStmt&gt;</text:span>, <text:span text:style-name="T10">&lt;publicationStmt&gt;</text:span>, and <text:span text:style-name="T10">&lt;sourceDesc&gt;</text:span>. Our template looks like this.</text:p>
      <text:p text:style-name="P1"/>
      <text:p text:style-name="P16">&lt;fileDesc&gt;</text:p>
      <text:p text:style-name="P16"><text:tab/>&lt;titleStmt&gt;</text:p>
      <text:p text:style-name="P16"><text:tab/><text:tab/>&lt;title&gt;<text:span text:style-name="T4">TITLE</text:span>&lt;/title&gt;</text:p>
      <text:p text:style-name="P16"><text:tab/><text:tab/>&lt;author&gt;<text:span text:style-name="T4">AUTHOR</text:span>&lt;/author&gt;</text:p>
      <text:p text:style-name="P16"><text:tab/>&lt;/titleStmt&gt;</text:p>
      <text:p text:style-name="P16"><text:tab/>&lt;publicationStmt&gt;</text:p>
      <text:p text:style-name="P16"><text:tab/><text:tab/>&lt;publisher&gt;<text:span text:style-name="T4">Project Gutenberg</text:span>&lt;/publisher&gt;</text:p>
      <text:p text:style-name="P16"><text:tab/><text:tab/>&lt;pubPlace&gt;<text:span text:style-name="T4">Urbana, Illinois, USA.</text:span>&lt;/pubPlace&gt;</text:p>
      <text:p text:style-name="P16"><text:tab/><text:tab/>&lt;idno type=PGNum&gt;<text:span text:style-name="T4">12345</text:span>&lt;/idno&gt;</text:p>
      <text:p text:style-name="P16"><text:tab/><text:tab/>&lt;date&gt;<text:span text:style-name="T4">2010-01-31</text:span>&lt;/date&gt;</text:p>
      <text:p text:style-name="P16"><text:tab/><text:tab/>&lt;availability&gt;</text:p>
      <text:p text:style-name="P16"><text:tab/><text:tab/><text:tab/>&lt;p&gt;<text:span text:style-name="T4">Some statements on the availability and copyright status of the work.</text:span>&lt;/p&gt;</text:p>
      <text:p text:style-name="P16"><text:tab/><text:tab/>&lt;/availability&gt;</text:p>
      <text:p text:style-name="P16"><text:tab/>&lt;/publicationStmt&gt;</text:p>
      <text:p text:style-name="P16"><text:tab/>&lt;sourceDesc&gt;</text:p>
      <text:p text:style-name="P16"><text:tab/>&lt;bibl&gt;</text:p>
      <text:p text:style-name="P16"><text:tab/><text:tab/>&lt;author&gt;<text:span text:style-name="T4">AUTHOR</text:span>&lt;/author&gt;</text:p>
      <text:p text:style-name="P16"><text:soft-page-break/><text:tab/><text:tab/>&lt;title&gt;<text:span text:style-name="T4">TITLE</text:span>&lt;/title&gt;</text:p>
      <text:p text:style-name="P16"><text:tab/><text:tab/>&lt;date&gt;<text:span text:style-name="T4">YEAR</text:span>&lt;/date&gt;</text:p>
      <text:p text:style-name="P16"><text:tab/>&lt;/bibl&gt;</text:p>
      <text:p text:style-name="P16"><text:tab/>&lt;/sourceDesc&gt;</text:p>
      <text:p text:style-name="P16">&lt;/fileDesc&gt;</text:p>
      <text:p text:style-name="P1"/>
      <text:p text:style-name="P1">You might notice that the TEI header contains the title and author information twice. This is intentional, as one refers to the title of the file, and one to the title of the source. For the title given in the <text:span text:style-name="T10">&lt;titleStmt&gt;</text:span>, some TEI recommendations suggest to append “an electronic transcription” to the original title. We think that is unnecessary, and only use the original title as it is, or perhaps normalized in some fashion. For personal names, we always give them in the natural order, that is, without a comma, and optionally supply the vital dates in parentheses, for example, <text:span text:style-name="T10">&lt;author&gt;John Doe (1833-1901)&lt;/author&gt;</text:span><text:span text:style-name="T19">. You may add other elements allowed by TEI in this statement if needed.</text:span></text:p>
      <text:p text:style-name="P17"/>
      <text:p text:style-name="P17">In the publication statement, we give some information on the publisher and its availability. For typical Project Gutenberg publications, the information in the template is fine.</text:p>
      <text:p text:style-name="P1"/>
      <text:p text:style-name="P1">The following specific values can be used in the <text:span text:style-name="T10">&lt;publicationStmt&gt;</text:span> element to register the various ways the text is known at Project Gutenberg and elsewhere.</text:p>
      <text:p text:style-name="P1"/>
      <table:table table:name="Table5" table:style-name="Table5">
        <table:table-column table:style-name="Table5.A"/>
        <table:table-column table:style-name="Table5.B"/>
        <table:table-header-rows>
          <table:table-row>
            <table:table-cell table:style-name="Table5.A1" office:value-type="string">
              <text:p text:style-name="P16">&lt;idno type=PGNum&gt;12345&lt;/idno&gt;</text:p>
            </table:table-cell>
            <table:table-cell table:style-name="Table5.B1" office:value-type="string">
              <text:p text:style-name="P24">The Project Gutenberg eBook number.</text:p>
            </table:table-cell>
          </table:table-row>
        </table:table-header-rows>
        <table:table-row>
          <table:table-cell table:style-name="Table5.A2" office:value-type="string">
            <text:p text:style-name="P16">&lt;idno type=PGDPProjectID&gt;project1234&lt;/idno&gt;</text:p>
          </table:table-cell>
          <table:table-cell table:style-name="Table5.B2" office:value-type="string">
            <text:p text:style-name="P24">The DP project number(s).</text:p>
          </table:table-cell>
        </table:table-row>
        <table:table-row>
          <table:table-cell table:style-name="Table5.A2" office:value-type="string">
            <text:p text:style-name="P16">&lt;idno type=PGClearance&gt;1234name&lt;/idno&gt;</text:p>
          </table:table-cell>
          <table:table-cell table:style-name="Table5.B2" office:value-type="string">
            <text:p text:style-name="P24">The PG Clearance number.</text:p>
          </table:table-cell>
        </table:table-row>
        <table:table-row>
          <table:table-cell table:style-name="Table5.A2" office:value-type="string">
            <text:p text:style-name="P16">&lt;idno type=OCLC&gt;&lt;/idno&gt;</text:p>
          </table:table-cell>
          <table:table-cell table:style-name="Table5.B2" office:value-type="string">
            <text:p text:style-name="P24">OCLC catalog number (worldcat).</text:p>
          </table:table-cell>
        </table:table-row>
        <table:table-row>
          <table:table-cell table:style-name="Table5.A2" office:value-type="string">
            <text:p text:style-name="P16">&lt;idno type=OLN&gt;&lt;/idno&gt;</text:p>
          </table:table-cell>
          <table:table-cell table:style-name="Table5.B2" office:value-type="string">
            <text:p text:style-name="P24">Open Library catalog number.</text:p>
          </table:table-cell>
        </table:table-row>
        <table:table-row>
          <table:table-cell table:style-name="Table5.A2" office:value-type="string">
            <text:p text:style-name="P16">&lt;idno type=LCCN&gt;&lt;/idno&gt;</text:p>
          </table:table-cell>
          <table:table-cell table:style-name="Table5.B2" office:value-type="string">
            <text:p text:style-name="P24">Library of Congress Call Number.</text:p>
          </table:table-cell>
        </table:table-row>
        <table:table-row>
          <table:table-cell table:style-name="Table5.A2" office:value-type="string">
            <text:p text:style-name="P16">&lt;idno type=ISBN&gt;&lt;/idno&gt;</text:p>
          </table:table-cell>
          <table:table-cell table:style-name="Table5.B2" office:value-type="string">
            <text:p text:style-name="P24">The ISBN. Since ISBNs refer to specific manifestations of a work, this number typically refers to the ISBN of the source digitized. ISBNs have been in use since 1972, so it is unlikely many Project Gutenberg books have such a number.</text:p>
          </table:table-cell>
        </table:table-row>
      </table:table>
      <text:p text:style-name="P1"/>
      <text:p text:style-name="P1">The <text:span text:style-name="T10">&lt;availability&gt;</text:span> element should include a short reference to the copyright status of the work. For most texts, the following phrase will be appropriate: <text:span text:style-name="T4">Not copyrighted in the United States. If you live elsewhere please check the laws of your country before downloading this ebook.</text:span></text:p>
      <text:p text:style-name="P4"/>
      <text:p text:style-name="P9">In the <text:span text:style-name="T10">&lt;sourceDesc&gt;</text:span>, the title and author information appears again. This time, you should use the exact title and author names as given on the title page of the original work used to prepare your Project Gutenberg text. If the title on the spine or cover of the book differs, this may be noted, but the title page is leading.</text:p>
      <text:p text:style-name="P1"/>
      <text:h text:style-name="P74" text:outline-level="4">Extensions to TEI</text:h>
      <text:p text:style-name="P25">The <text:span text:style-name="T6">@</text:span><text:span text:style-name="T6">nfc</text:span> attribute on <text:span text:style-name="T6">&lt;title&gt;</text:span> elements is used to indicate the number of non-filing characters, used when sorting a title. Counted should be all characters up to the character on which the title should be sorted, including spaces.</text:p>
      <text:p text:style-name="P25"/>
      <text:p text:style-name="P30">&lt;title nfc=4&gt;The <text:span text:style-name="T25">R</text:span>eturn of the King&lt;/title&gt;</text:p>
      <text:p text:style-name="P30">&lt;title nfc=3&gt;An <text:span text:style-name="T25">I</text:span>ntroduction to Mathematics&lt;/title&gt;</text:p>
      <text:p text:style-name="P25"/>
      <text:p text:style-name="P25">The <text:span text:style-name="T6">@</text:span><text:span text:style-name="T6">sortkey</text:span> attribute on <text:span text:style-name="T6">&lt;author&gt;</text:span><text:span text:style-name="T19"> and related elements i</text:span>s used to supply a sort key for a name. Typically, such sort keys would drop accents, such that they will sort in the expected place in lists.</text:p>
      <text:p text:style-name="P25"/>
      <text:p text:style-name="P27"><text:tab/>&lt;author sortkey=”Rhijn, Rembrandt van”&gt;Rembrandt van Rhijn&lt;/author&gt;</text:p>
      <text:p text:style-name="P27"><text:tab/>&lt;author sortkey=”MacKenzee, John”&gt;John McKenzee&lt;/author&gt;</text:p>
      <text:p text:style-name="P27"><text:tab/>&lt;author sortkey=”Hotel, Desire l’”&gt;Desiré l’Hôtel&lt;/author&gt;</text:p>
      <text:p text:style-name="P27"/>
      <text:h text:style-name="Heading_20_3" text:outline-level="3">The Text</text:h>
      <text:p text:style-name="Standard"><text:span text:style-name="T1">After the TEI header the actual content of the text appears in a </text:span><text:span text:style-name="T10">&lt;text&gt;</text:span><text:span text:style-name="T1"> element. This text is typically divided in front matter, body text, and back matter, encoded in </text:span><text:span text:style-name="T8">&lt;front&gt;</text:span><text:span text:style-name="T1">, </text:span><text:span text:style-name="T8">&lt;body&gt;</text:span><text:span text:style-name="T1">, and </text:span><text:span text:style-name="T8">&lt;back&gt;</text:span><text:span text:style-name="T1"> elements. Commonly, front matter is on pages numbered with roman numerals, and the rest of the book with normal numbers.</text:span></text:p>
      <text:p text:style-name="P1"/>
      <text:p text:style-name="P1">Typical contents:</text:p>
      <text:p text:style-name="P1"/>
      <table:table table:name="Table6" table:style-name="Table6">
        <table:table-column table:style-name="Table6.A" table:number-columns-repeated="3"/>
        <table:table-header-rows>
          <text:soft-page-break/>
          <table:table-row>
            <table:table-cell table:style-name="Table6.A1" office:value-type="string">
              <text:p text:style-name="P5">Front matter</text:p>
            </table:table-cell>
            <table:table-cell table:style-name="Table6.A1" office:value-type="string">
              <text:p text:style-name="P5">Body text</text:p>
            </table:table-cell>
            <table:table-cell table:style-name="Table6.C1" office:value-type="string">
              <text:p text:style-name="P5">Back matter</text:p>
            </table:table-cell>
          </table:table-row>
        </table:table-header-rows>
        <table:table-row>
          <table:table-cell table:style-name="Table6.A2" office:value-type="string">
            <text:p text:style-name="P1">French title, title page, copyright page, dedication, colophon, foreword, preface, tables of contents.</text:p>
          </table:table-cell>
          <table:table-cell table:style-name="Table6.A2" office:value-type="string">
            <text:p text:style-name="P1">Chapters</text:p>
          </table:table-cell>
          <table:table-cell table:style-name="Table6.C2" office:value-type="string">
            <text:p text:style-name="P1">Appendices, bibliography, epilogue, colophon, index, advertisements.</text:p>
          </table:table-cell>
        </table:table-row>
      </table:table>
      <text:p text:style-name="P1"/>
      <text:p text:style-name="P1">In many non-English books, the table of contents and other elements English speakers expect as part of the front matter can also appear in the back matter.</text:p>
      <text:p text:style-name="P1"/>
      <text:h text:style-name="Heading_20_3" text:outline-level="3">The Title Page</text:h>
      <text:p text:style-name="P1"/>
      <text:p text:style-name="P1"/>
      <text:h text:style-name="Heading_20_3" text:outline-level="3">The Main Text Divisions</text:h>
      <text:p text:style-name="Standard"><text:span text:style-name="T1">Each of the main divisions (front, body, and back) of a document will be further divided, using the </text:span><text:span text:style-name="T8">&lt;div1&gt;</text:span><text:span text:style-name="T1"> through </text:span><text:span text:style-name="T8">&lt;div7&gt;</text:span><text:span text:style-name="T1"> elements. In practice, </text:span><text:span text:style-name="T8">&lt;div2&gt;</text:span><text:span text:style-name="T1"> or </text:span><text:span text:style-name="T8">&lt;div3&gt;</text:span><text:span text:style-name="T1"> will be the deepest level. Since TEI doesn’t allow </text:span><text:span text:style-name="T8">&lt;div0&gt;</text:span><text:span text:style-name="T1"> in the front and back matter, we always start with </text:span><text:span text:style-name="T8">&lt;div1&gt;</text:span><text:span text:style-name="T1">, even in the body text. However, in a few cases, it may also be desirable to use the </text:span><text:span text:style-name="T8">&lt;div0&gt;</text:span><text:span text:style-name="T1"> element in the body text. We do </text:span><text:span text:style-name="T2">not</text:span><text:span text:style-name="T1"> use the unnumbered </text:span><text:span text:style-name="T8">&lt;div&gt;</text:span><text:span text:style-name="T1"> division markers.</text:span></text:p>
      <text:p text:style-name="P1"/>
      <text:p text:style-name="P1">The <text:span text:style-name="T6">@n</text:span> attribute gets the value of a chapter number (if present), exactly as it is shown.</text:p>
      <text:p text:style-name="P1"/>
      <text:p text:style-name="P1">The <text:span text:style-name="T6">@type</text:span> attribute is required, and will get a value as indicated in the following table:</text:p>
      <text:p text:style-name="P1"/>
      <table:table table:name="Table7" table:style-name="Table7">
        <table:table-column table:style-name="Table7.A"/>
        <table:table-column table:style-name="Table7.B"/>
        <table:table-column table:style-name="Table7.C"/>
        <table:table-column table:style-name="Table7.D"/>
        <table:table-header-rows>
          <table:table-row>
            <table:table-cell table:style-name="Table7.A1" table:number-rows-spanned="2" office:value-type="string">
              <text:p text:style-name="P32"/>
            </table:table-cell>
            <table:table-cell table:style-name="Table7.A1" office:value-type="string">
              <text:p text:style-name="P32">Front Matter</text:p>
            </table:table-cell>
            <table:table-cell table:style-name="Table7.A1" office:value-type="string">
              <text:p text:style-name="P32">Body Text</text:p>
            </table:table-cell>
            <table:table-cell table:style-name="Table7.D1" office:value-type="string">
              <text:p text:style-name="P32">Back matter</text:p>
            </table:table-cell>
          </table:table-row>
        </table:table-header-rows>
        <table:table-row>
          <table:covered-table-cell/>
          <table:table-cell table:style-name="Table7.B2" office:value-type="string">
            <text:p text:style-name="P33"><text:span text:style-name="T6">@type</text:span> values</text:p>
          </table:table-cell>
          <table:table-cell table:style-name="Table7.B2" office:value-type="string">
            <text:p text:style-name="P33"><text:span text:style-name="T6">@type</text:span> values</text:p>
          </table:table-cell>
          <table:table-cell table:style-name="Table7.D2" office:value-type="string">
            <text:p text:style-name="P33"><text:span text:style-name="T6">@type</text:span> values</text:p>
          </table:table-cell>
        </table:table-row>
        <table:table-row>
          <table:table-cell table:style-name="Table7.B2" office:value-type="string">
            <text:p text:style-name="P35">div0</text:p>
          </table:table-cell>
          <table:table-cell table:style-name="Table7.B2" office:value-type="string">
            <text:p text:style-name="P38">Not used</text:p>
          </table:table-cell>
          <table:table-cell table:style-name="Table7.B2" office:value-type="string">
            <text:p text:style-name="P39">Book (<text:span text:style-name="T4">default</text:span>)<text:line-break/>Volume<text:line-break/>Part</text:p>
          </table:table-cell>
          <table:table-cell table:style-name="Table7.D2" office:value-type="string">
            <text:p text:style-name="P38">Not used</text:p>
          </table:table-cell>
        </table:table-row>
        <table:table-row>
          <table:table-cell table:style-name="Table7.B2" office:value-type="string">
            <text:p text:style-name="P35">div1</text:p>
          </table:table-cell>
          <table:table-cell table:style-name="Table7.B2" office:value-type="string">
            <text:p text:style-name="P39">French Title<text:line-break/>Title Page<text:line-break/>Copyright<text:line-break/>Dedication<text:line-break/>Contents<text:line-break/>Preface<text:line-break/>Foreword<text:line-break/>Colophon<text:line-break/>Frontispiece<text:line-break/>Cover<text:line-break/>Spine</text:p>
            <text:p text:style-name="P39"/>
          </table:table-cell>
          <table:table-cell table:style-name="Table7.B2" office:value-type="string">
            <text:p text:style-name="P39">Section<text:line-break/>Abstract <text:line-break/>Acknowledgments <text:line-break/>Act <text:line-break/>Appendix <text:line-break/>Article <text:line-break/>Bibliography <text:line-break/>Chapter (<text:span text:style-name="T4">default</text:span>)<text:line-break/>Colophon <text:line-break/>Contents <text:line-break/>Cover <text:line-break/>Dedication <text:line-break/>Editorial <text:line-break/>Errata <text:line-break/>Foreword <text:line-break/>Frontispiece <text:line-break/>Glossary <text:line-break/>Imprimatur <text:line-break/>Index <text:line-break/>Introduction <text:line-break/>Lesson <text:line-break/>Letter <text:line-break/>Masthead <text:line-break/>Notes <text:line-break/>Preface <text:line-break/>Scene <text:line-break/>Work </text:p>
          </table:table-cell>
          <table:table-cell table:style-name="Table7.D2" office:value-type="string">
            <text:p text:style-name="P39">Appendix (<text:span text:style-name="T4">default</text:span>)<text:line-break/>Bibliography<text:line-break/>Epilogue<text:line-break/>Index<text:line-break/>Colophon<text:line-break/>Cover</text:p>
          </table:table-cell>
        </table:table-row>
        <table:table-row>
          <table:table-cell table:style-name="Table7.B2" office:value-type="string">
            <text:p text:style-name="P35">div2...div7</text:p>
          </table:table-cell>
          <table:table-cell table:style-name="Table7.B2" office:value-type="string">
            <text:p text:style-name="P39"/>
          </table:table-cell>
          <table:table-cell table:style-name="Table7.B2" office:value-type="string">
            <text:p text:style-name="P39">Subsection (<text:span text:style-name="T4">default</text:span>) <text:line-break/>Note <text:line-break/>Frontispiece <text:line-break/>Contents <text:line-break/>Masthead <text:line-break/>Foreword <text:line-break/>Preface <text:line-break/>Dedication <text:line-break/>Abstract <text:line-break/>Introduction <text:line-break/>Imprimatur <text:line-break/>Acknowledgments <text:line-break/>Errata <text:line-break/>Chapter <text:line-break/>Article <text:line-break/>Editorial <text:line-break/>Work <text:line-break/>Act <text:line-break/>Scene <text:line-break/>Letter <text:line-break/>Notes <text:line-break/>Index <text:line-break/>Appendix <text:line-break/>Glossary <text:line-break/>Bibliography <text:line-break/>Colophon <text:line-break/>Cover </text:p>
          </table:table-cell>
          <table:table-cell table:style-name="Table7.D2" office:value-type="string">
            <text:p text:style-name="P39"/>
          </table:table-cell>
        </table:table-row>
      </table:table>
      <text:p text:style-name="P1"/>
      <text:h text:style-name="Heading_20_3" text:outline-level="3">Headings</text:h>
      <text:p text:style-name="P1">Headings are marked with the <text:span text:style-name="T6">&lt;head&gt;</text:span> element. Note that you can have multiple <text:span text:style-name="T6">&lt;head&gt;</text:span> elements, and thus separately mark the main title and a possible subtitle. The <text:span text:style-name="T6">@type</text:span> attribute can have the values <text:span text:style-name="T6">main</text:span><text:span text:style-name="T19"> (default)</text:span>, <text:span text:style-name="T6">sub</text:span>, or <text:span text:style-name="T6">label</text:span><text:span text:style-name="T19">.</text:span></text:p>
      <text:p text:style-name="P17"/>
      <table:table table:name="Table9" table:style-name="Table9">
        <table:table-column table:style-name="Table9.A"/>
        <table:table-column table:style-name="Table9.B"/>
        <table:table-header-rows>
          <table:table-row>
            <table:table-cell table:style-name="Table9.A1" office:value-type="string">
              <text:p text:style-name="P15">@type <text:span text:style-name="T19">value</text:span></text:p>
            </table:table-cell>
            <table:table-cell table:style-name="Table9.B1" office:value-type="string">
              <text:p text:style-name="P22">Meaning</text:p>
            </table:table-cell>
          </table:table-row>
        </table:table-header-rows>
        <table:table-row>
          <table:table-cell table:style-name="Table9.A2" office:value-type="string">
            <text:p text:style-name="P11">main</text:p>
          </table:table-cell>
          <table:table-cell table:style-name="Table9.B2" office:value-type="string">
            <text:p text:style-name="P23">The heading indicates the main title of the chapter (<text:span text:style-name="T4">default</text:span>).</text:p>
          </table:table-cell>
        </table:table-row>
        <table:table-row>
          <table:table-cell table:style-name="Table9.A2" office:value-type="string">
            <text:p text:style-name="P11">sub</text:p>
          </table:table-cell>
          <table:table-cell table:style-name="Table9.B2" office:value-type="string">
            <text:p text:style-name="P23">The heading indicates a subtitle.</text:p>
          </table:table-cell>
        </table:table-row>
        <table:table-row>
          <table:table-cell table:style-name="Table9.A2" office:value-type="string">
            <text:p text:style-name="P11">super</text:p>
          </table:table-cell>
          <table:table-cell table:style-name="Table9.B2" office:value-type="string">
            <text:p text:style-name="P23">The heading indicates a title of a higher division. Typically used if the main title of a book is repeated on the first page of the first chapter.</text:p>
          </table:table-cell>
        </table:table-row>
        <text:soft-page-break/>
        <table:table-row>
          <table:table-cell table:style-name="Table9.A2" office:value-type="string">
            <text:p text:style-name="P11">label</text:p>
          </table:table-cell>
          <table:table-cell table:style-name="Table9.B2" office:value-type="string">
            <text:p text:style-name="P23">The heading indicates the label of the subdivision and/or its number (that is, a head that says, for example “Chapter IX”). Optionally, this type of headers may be omitted.</text:p>
          </table:table-cell>
        </table:table-row>
        <table:table-row>
          <table:table-cell table:style-name="Table9.A2" office:value-type="string">
            <text:p text:style-name="P11">duplicate</text:p>
          </table:table-cell>
          <table:table-cell table:style-name="Table9.B2" office:value-type="string">
            <text:p text:style-name="P23">The heading is a duplicate heading.</text:p>
          </table:table-cell>
        </table:table-row>
      </table:table>
      <text:p text:style-name="P1"/>
      <text:p text:style-name="P1">The <text:span text:style-name="T6">@rend</text:span> attribute can be used to render the chapter heading in a special way. The following special renderings are supported:</text:p>
      <text:p text:style-name="P17"/>
      <table:table table:name="Table18" table:style-name="Table18">
        <table:table-column table:style-name="Table18.A"/>
        <table:table-column table:style-name="Table18.B"/>
        <table:table-header-rows>
          <table:table-row>
            <table:table-cell table:style-name="Table18.A1" office:value-type="string">
              <text:p text:style-name="P13">image(&lt;<text:span text:style-name="T4">url</text:span>&gt;)</text:p>
            </table:table-cell>
            <table:table-cell table:style-name="Table18.B1" office:value-type="string">
              <text:p text:style-name="P17">The heading will be preceded by the image indicated in the URL.</text:p>
            </table:table-cell>
          </table:table-row>
        </table:table-header-rows>
        <table:table-row>
          <table:table-cell table:style-name="Table18.A2" office:value-type="string">
            <text:p text:style-name="P13">image-alt(&lt;<text:span text:style-name="T4">text</text:span>&gt;)</text:p>
          </table:table-cell>
          <table:table-cell table:style-name="Table18.B2" office:value-type="string">
            <text:p text:style-name="P17">The alternate text for the heading-image (placed in the HTML <text:span text:style-name="T6">alt</text:span> attribute). The default text is “ornament”</text:p>
          </table:table-cell>
        </table:table-row>
        <table:table-row>
          <table:table-cell table:style-name="Table18.A2" office:value-type="string">
            <text:p text:style-name="P13">image-only</text:p>
          </table:table-cell>
          <table:table-cell table:style-name="Table18.B2" office:value-type="string">
            <text:p text:style-name="P17">The heading text is not shown, only the image is rendered in HTML (used when the image shows the text of the heading).</text:p>
          </table:table-cell>
        </table:table-row>
      </table:table>
      <text:p text:style-name="P1"/>
      <text:p text:style-name="P1"/>
      <text:p text:style-name="P1">A typical chapter heading at the start of a section may look like this:</text:p>
      <text:p text:style-name="P1"/>
      <table:table table:name="Table4" table:style-name="Table4">
        <table:table-column table:style-name="Table4.A"/>
        <table:table-column table:style-name="Table4.B"/>
        <table:table-header-rows>
          <table:table-row>
            <table:table-cell table:style-name="Table4.A1" office:value-type="string">
              <text:p text:style-name="P7">Source</text:p>
            </table:table-cell>
            <table:table-cell table:style-name="Table4.B1" office:value-type="string">
              <text:p text:style-name="P7">Mark up</text:p>
            </table:table-cell>
          </table:table-row>
        </table:table-header-rows>
        <table:table-row>
          <table:table-cell table:style-name="Table4.A2" office:value-type="string">
            <text:p text:style-name="P6">CHAPTER IV</text:p>
            <text:p text:style-name="P2"/>
            <text:p text:style-name="P6">The Story of Mr. Smith</text:p>
            <text:p text:style-name="P1"/>
            <text:p text:style-name="P40">How Mr. Smith found gold—The results of his discovery—End of his Journey.</text:p>
            <text:p text:style-name="P1"/>
            <text:p text:style-name="P1">Mr. Smith settled down near a small stream....</text:p>
            <text:p text:style-name="P1"/>
            <text:p text:style-name="P1"/>
          </table:table-cell>
          <table:table-cell table:style-name="Table4.B2" office:value-type="string">
            <text:p text:style-name="P11">&lt;div1 type=Chapter n=IV&gt;</text:p>
            <text:p text:style-name="P11">&lt;head type=label&gt;Chapter IV&lt;/head&gt;</text:p>
            <text:p text:style-name="P11">&lt;head&gt;The Story of Mr. Smith&lt;/head&gt;</text:p>
            <text:p text:style-name="P11"/>
            <text:p text:style-name="P11">&lt;argument&gt;&lt;p&gt;How Mr. Smith found gold&amp;mdash;The results of his discovery&amp;mdash;End of his Journey.&lt;/argument&gt;</text:p>
            <text:p text:style-name="P11"/>
            <text:p text:style-name="P11">&lt;p&gt;Mr. Smith settled down near a small stream....</text:p>
          </table:table-cell>
        </table:table-row>
      </table:table>
      <text:p text:style-name="P1"/>
      <text:p text:style-name="P1">Headings can be followed by a byline, an epigraph, and an argument (a short summary of the contents of the chapter). These should all be encoded in the appropriate elements.</text:p>
      <text:p text:style-name="P1"/>
      <text:p text:style-name="P1">Any trailing information, as it appears at the end of a division can be encoded in a <text:span text:style-name="T6">&lt;trailer&gt;</text:span> element.</text:p>
      <text:p text:style-name="P1"/>
      <text:h text:style-name="P72" text:outline-level="3"/>
      <text:h text:style-name="Heading_20_3" text:outline-level="3">Tables of Contents</text:h>
      <text:p text:style-name="Standard"><text:span text:style-name="T1">Original tables of contents are rendered as a table, nested list, or a set of paragraphs as may be most desirable. Each entry will be linked to the corresponding </text:span><text:span text:style-name="T8">&lt;div</text:span><text:span text:style-name="T9">n</text:span><text:span text:style-name="T8">&gt;</text:span><text:span text:style-name="T1"> element (or </text:span><text:span text:style-name="T8">&lt;figure&gt;</text:span><text:span text:style-name="T1">, or </text:span><text:span text:style-name="T8">&lt;table&gt;</text:span><text:span text:style-name="T1"> element, as the case may be).</text:span></text:p>
      <text:p text:style-name="P1"/>
      <text:p text:style-name="P1">The main table of content should have <text:span text:style-name="T6">toc</text:span> as value for the <text:span text:style-name="T6">id</text:span> attribute. This will allow the XSLT stylesheet to generate links back to the table of contents from each chapter heading.</text:p>
      <text:p text:style-name="P1"/>
      <text:p text:style-name="P1">Page numbers on the right-hand side of a table of contents will be tagged <text:span text:style-name="T10">&lt;ab type=tocPagenum&gt;...&lt;/ab&gt;</text:span>.</text:p>
      <text:p text:style-name="P1"/>
      <text:p text:style-name="P1">There are basically three approaches to mark-up a table of contents</text:p>
      <text:list xml:id="list42497801" text:style-name="L4">
        <text:list-item>
          <text:p text:style-name="P64">A list.</text:p>
        </text:list-item>
        <text:list-item>
          <text:p text:style-name="P64">A table.</text:p>
        </text:list-item>
        <text:list-item>
          <text:p text:style-name="P64">A sequence of paragraphs.</text:p>
        </text:list-item>
      </text:list>
      <text:p text:style-name="P1"/>
      <text:h text:style-name="Heading_20_4" text:outline-level="4">Table of contents as list</text:h>
      <text:p text:style-name="P1">Rendering a table of contents as a list, optionally using nested lists for the various levels is probably the easiest approach. This is appropriate for most simple tables of contents.</text:p>
      <text:h text:style-name="Heading_20_4" text:outline-level="4">Table of contents as table</text:h>
      <text:p text:style-name="P1">Rendering a table of contents as a table may be justified in those cases where the original table of contents is complex in nature.</text:p>
      <text:h text:style-name="Heading_20_4" text:outline-level="4"><text:soft-page-break/>Table of contents as sequence of paragraphs</text:h>
      <text:p text:style-name="Standard">Rendering a table of contents as a sequence of paragraphs is justified when the table of contents is long, and includes the chapter “arguments”. In that case, it is suggested to tag the various parts' <text:span text:style-name="T11">rend</text:span> attributes to indicate the role of each paragraph:</text:p>
      <text:p text:style-name="P1"/>
      <table:table table:name="Tabel2" table:style-name="Tabel2">
        <table:table-column table:style-name="Tabel2.A"/>
        <table:table-column table:style-name="Tabel2.B"/>
        <table:table-header-rows>
          <table:table-row>
            <table:table-cell table:style-name="Tabel2.A1" office:value-type="string">
              <text:p text:style-name="P11">class(tocChapter)</text:p>
            </table:table-cell>
            <table:table-cell table:style-name="Tabel2.B1" office:value-type="string">
              <text:p text:style-name="P1">A chapter heading in the ToC.</text:p>
            </table:table-cell>
          </table:table-row>
        </table:table-header-rows>
        <table:table-row>
          <table:table-cell table:style-name="Tabel2.A2" office:value-type="string">
            <text:p text:style-name="P11">class(tocSection)</text:p>
          </table:table-cell>
          <table:table-cell table:style-name="Tabel2.B2" office:value-type="string">
            <text:p text:style-name="P1">A section heading in the ToC.</text:p>
          </table:table-cell>
        </table:table-row>
        <table:table-row>
          <table:table-cell table:style-name="Tabel2.A2" office:value-type="string">
            <text:p text:style-name="P11">class(tocArgument)</text:p>
          </table:table-cell>
          <table:table-cell table:style-name="Tabel2.B2" office:value-type="string">
            <text:p text:style-name="P1">A chapter argument, as it appears in the ToC.</text:p>
          </table:table-cell>
        </table:table-row>
      </table:table>
      <text:p text:style-name="P1"/>
      <text:h text:style-name="Heading_20_4" text:outline-level="4">Rationale for keeping original tables of contents</text:h>
      <text:p text:style-name="P1">Original tables of contents often differ from automatically generated tables of contents, since titles may be spelled slightly differently, or items may be included or omitted in a somewhat arbitrary way. To preserve this distinction we keep the original table of contents.</text:p>
      <text:h text:style-name="Heading_20_3" text:outline-level="3">Generated Divisions</text:h>
      <text:p text:style-name="Standard"><text:span text:style-name="T1">Use </text:span><text:span text:style-name="T8">&lt;divGen type=</text:span><text:span text:style-name="T9">type</text:span><text:span text:style-name="T8">&gt;</text:span><text:span text:style-name="T1"> to generate a special section at the location this tag appears. The </text:span><text:span text:style-name="T8">type</text:span><text:span text:style-name="T1"> attribute can take the following values:</text:span></text:p>
      <text:p text:style-name="P1"/>
      <table:table table:name="Table2" table:style-name="Table2">
        <table:table-column table:style-name="Table2.A"/>
        <table:table-column table:style-name="Table2.B"/>
        <table:table-header-rows>
          <table:table-row>
            <table:table-cell table:style-name="Table2.A1" office:value-type="string">
              <text:p text:style-name="P13">toc</text:p>
            </table:table-cell>
            <table:table-cell table:style-name="Table2.B1" office:value-type="string">
              <text:p text:style-name="P1">Table of contents.</text:p>
            </table:table-cell>
          </table:table-row>
        </table:table-header-rows>
        <table:table-row>
          <table:table-cell table:style-name="Table2.A2" office:value-type="string">
            <text:p text:style-name="P13">toca</text:p>
          </table:table-cell>
          <table:table-cell table:style-name="Table2.B2" office:value-type="string">
            <text:p text:style-name="P1">Table of contents, complete with all arguments. (In a fashion common in older books)</text:p>
          </table:table-cell>
        </table:table-row>
        <table:table-row>
          <table:table-cell table:style-name="Table2.A3" office:value-type="string">
            <text:p text:style-name="P13">toc1</text:p>
          </table:table-cell>
          <table:table-cell table:style-name="Table2.B3" office:value-type="string">
            <text:p text:style-name="P1">Mini table of contents, such as can appear inside a <text:span text:style-name="T11">&lt;div1&gt;</text:span> in some works.</text:p>
          </table:table-cell>
        </table:table-row>
        <table:table-row>
          <table:table-cell table:style-name="Table2.A3" office:value-type="string">
            <text:p text:style-name="P13">figlist</text:p>
          </table:table-cell>
          <table:table-cell table:style-name="Table2.B3" office:value-type="string">
            <text:p text:style-name="P1">List of Illustrations.</text:p>
          </table:table-cell>
        </table:table-row>
        <table:table-row>
          <table:table-cell table:style-name="Table2.A3" office:value-type="string">
            <text:p text:style-name="P13">gallery</text:p>
          </table:table-cell>
          <table:table-cell table:style-name="Table2.B3" office:value-type="string">
            <text:p text:style-name="P1">A gallery of thumbnails of each illustration in the text. By specifying <text:span text:style-name="T6">rend=”columns(</text:span><text:span text:style-name="T15">n</text:span><text:span text:style-name="T7">)”</text:span><text:span text:style-name="T21">, you can indicate the number of columns that should be used.</text:span></text:p>
          </table:table-cell>
        </table:table-row>
        <table:table-row>
          <table:table-cell table:style-name="Table2.A3" office:value-type="string">
            <text:p text:style-name="P13">tablist</text:p>
          </table:table-cell>
          <table:table-cell table:style-name="Table2.B3" office:value-type="string">
            <text:p text:style-name="P1">List of Tables.</text:p>
          </table:table-cell>
        </table:table-row>
        <table:table-row>
          <table:table-cell table:style-name="Table2.A2" office:value-type="string">
            <text:p text:style-name="P13">index</text:p>
          </table:table-cell>
          <table:table-cell table:style-name="Table2.B2" office:value-type="string">
            <text:p text:style-name="P1">Index. Collects all &lt;index&gt; entries in the text, sorts them, and links back to the location of those entries in the text, showing (original) page numbers.</text:p>
          </table:table-cell>
        </table:table-row>
        <table:table-row>
          <table:table-cell table:style-name="Table2.A2" office:value-type="string">
            <text:p text:style-name="P13">colophon</text:p>
          </table:table-cell>
          <table:table-cell table:style-name="Table2.B2" office:value-type="string">
            <text:p text:style-name="P1">Colophon. The colophon will present the details in the TEI header in a neat way. This will include the availability and editorial statements made for the transcription, and a list of corrections made.</text:p>
          </table:table-cell>
        </table:table-row>
        <table:table-row>
          <table:table-cell table:style-name="Table2.A3" office:value-type="string">
            <text:p text:style-name="P13">titlepage</text:p>
          </table:table-cell>
          <table:table-cell table:style-name="Table2.B3" office:value-type="string">
            <text:p text:style-name="P1">Titlepage.</text:p>
          </table:table-cell>
        </table:table-row>
        <table:table-row>
          <table:table-cell table:style-name="Table2.A2" office:value-type="string">
            <text:p text:style-name="P13">IndexToc</text:p>
          </table:table-cell>
          <table:table-cell table:style-name="Table2.B2" office:value-type="string">
            <text:p text:style-name="P1">A short table of contents for an index, containing the alphabet on a single line. It collects all <text:span text:style-name="T11">&lt;div2&gt;</text:span> headings (which are assumed to be single letter headings in an index) and prints them separated by a pipe.</text:p>
          </table:table-cell>
        </table:table-row>
        <table:table-row>
          <table:table-cell table:style-name="Table2.A2" office:value-type="string">
            <text:p text:style-name="P13">SubToc</text:p>
          </table:table-cell>
          <table:table-cell table:style-name="Table2.B2" office:value-type="string">
            <text:p text:style-name="P1">A table of contents for a chapter. It collects all <text:span text:style-name="T11">&lt;div2&gt;</text:span> headings in a <text:span text:style-name="T11">&lt;div1&gt;</text:span> section. <text:span text:style-name="T22">(Hack: if a </text:span><text:span text:style-name="T12">&lt;div2&gt;</text:span><text:span text:style-name="T22"> is set to this type, a generated index will replace the content.)</text:span></text:p>
          </table:table-cell>
        </table:table-row>
      </table:table>
      <text:p text:style-name="P1"/>
      <text:p text:style-name="P1">Since we keep the original table of contents, generated tables of contents are only used during the preparation of texts, to verify completeness and correctness of the text, and in texts that do not have a table of contents.</text:p>
      <text:h text:style-name="Heading_20_4" text:outline-level="4">Extension to TEI</text:h>
      <text:p text:style-name="P1">Use the <text:span text:style-name="T6">maxlevel</text:span> attribute to indicate the maximum level the table of contents should cover.</text:p>
      <text:p text:style-name="P1"/>
      <text:h text:style-name="P73" text:outline-level="4"/>
      <text:p text:style-name="P1"/>
      <text:h text:style-name="Heading_20_3" text:outline-level="3">Poetry</text:h>
      <text:p text:style-name="P1">Poetry should be included in line group (<text:span text:style-name="T6">&lt;lg&gt;</text:span>) and line (<text:span text:style-name="T6">&lt;l&gt;</text:span>) attributes. If a poem or song consists of more than one <text:soft-page-break/>stanza, enclose each stanza in its own <text:span text:style-name="T6">&lt;lg&gt; </text:span>element.</text:p>
      <text:p text:style-name="P1"/>
      <text:p text:style-name="P1">Indentation can be indicated in two different ways. Within one text, use only one of these consistently.</text:p>
      <text:p text:style-name="P1"/>
      <text:list xml:id="list42492533" text:style-name="L5">
        <text:list-item>
          <text:p text:style-name="P66">Provide a <text:span text:style-name="T6">rend</text:span> attribute with the value <text:span text:style-name="T6">indent(</text:span><text:span text:style-name="T15">n</text:span><text:span text:style-name="T6">)</text:span>, where <text:span text:style-name="T15">n</text:span> is the number of em-spaces to indent (preferred).</text:p>
        </text:list-item>
        <text:list-item>
          <text:p text:style-name="P66">Insert em spaces (using the <text:span text:style-name="T6">&amp;mspace;</text:span> entity) to indent lines (deprecated).</text:p>
        </text:list-item>
      </text:list>
      <text:p text:style-name="P1"/>
      <text:p text:style-name="P1">Line numbers can be supplied using the <text:span text:style-name="T6">n</text:span> attribute of the <text:span text:style-name="T6">&lt;l&gt;</text:span> element.</text:p>
      <text:p text:style-name="P1"/>
      <text:p text:style-name="P1">The <text:span text:style-name="T6">type</text:span> attribute on the <text:span text:style-name="T11">&lt;lg&gt;</text:span> element can have the following values. It should be set to <text:span text:style-name="T6">Group</text:span> if non of the other values apply.</text:p>
      <text:p text:style-name="P1"/>
      <text:p text:style-name="P1">Types of poetry section:</text:p>
      <text:p text:style-name="P1"/>
      <table:table table:name="Table19" table:style-name="Table19">
        <table:table-column table:style-name="Table19.A"/>
        <table:table-column table:style-name="Table19.B"/>
        <table:table-header-rows>
          <table:table-row>
            <table:table-cell table:style-name="Table19.A1" office:value-type="string">
              <text:p text:style-name="P13">poem</text:p>
            </table:table-cell>
            <table:table-cell table:style-name="Table19.B1" office:value-type="string">
              <text:p text:style-name="P1">Poetry, intended for reading or reciting.</text:p>
            </table:table-cell>
          </table:table-row>
        </table:table-header-rows>
        <table:table-row>
          <table:table-cell table:style-name="Table19.A2" office:value-type="string">
            <text:p text:style-name="P13">song</text:p>
          </table:table-cell>
          <table:table-cell table:style-name="Table19.B2" office:value-type="string">
            <text:p text:style-name="P1">Song, intended for singing</text:p>
          </table:table-cell>
        </table:table-row>
        <table:table-row>
          <table:table-cell table:style-name="Table19.A2" office:value-type="string">
            <text:p text:style-name="P13">group</text:p>
          </table:table-cell>
          <table:table-cell table:style-name="Table19.B2" office:value-type="string">
            <text:p text:style-name="P1">Unspecified group</text:p>
          </table:table-cell>
        </table:table-row>
        <table:table-row>
          <table:table-cell table:style-name="Table19.A2" office:value-type="string">
            <text:p text:style-name="P13">stanza</text:p>
          </table:table-cell>
          <table:table-cell table:style-name="Table19.B2" office:value-type="string">
            <text:p text:style-name="P1">Single stanza of poem or song.</text:p>
          </table:table-cell>
        </table:table-row>
      </table:table>
      <text:p text:style-name="P1"/>
      <text:h text:style-name="Heading_20_3" text:outline-level="3">Lists</text:h>
      <text:p text:style-name="P1"/>
      <text:p text:style-name="P1">Lists are encoded as <text:span text:style-name="T6">&lt;list&gt;</text:span> elements.</text:p>
      <text:p text:style-name="P1"/>
      <text:p text:style-name="P1">The <text:span text:style-name="T6">n</text:span> attribute on <text:span text:style-name="T6">&lt;item&gt;</text:span> elements override the auto-generated number values. If the <text:span text:style-name="T6">n</text:span> attribute is omitted, the next number will be the previous plus one. If the first <text:span text:style-name="T6">n</text:span> attribute is omitted, it will be 1.</text:p>
      <text:p text:style-name="P10"/>
      <table:table table:name="Table11" table:style-name="Table11">
        <table:table-column table:style-name="Table11.A"/>
        <table:table-column table:style-name="Table11.B"/>
        <table:table-header-rows>
          <table:table-row>
            <table:table-cell table:style-name="Table11.A1" office:value-type="string">
              <text:p text:style-name="P37">Mark Up</text:p>
            </table:table-cell>
            <table:table-cell table:style-name="Table11.B1" office:value-type="string">
              <text:p text:style-name="P37">Rendering</text:p>
            </table:table-cell>
          </table:table-row>
        </table:table-header-rows>
        <table:table-row>
          <table:table-cell table:style-name="Table11.A2" office:value-type="string">
            <text:p text:style-name="P11">&lt;list rend=”number(i)”&gt;</text:p>
            <text:p text:style-name="P11"><text:tab/>&lt;item n=iv&gt;Start counting at iv.</text:p>
            <text:p text:style-name="P12"><text:tab/>&lt;item&gt;Next item.</text:p>
            <text:p text:style-name="P12">&lt;/list&gt;</text:p>
          </table:table-cell>
          <table:table-cell table:style-name="Table11.B2" office:value-type="string">
            <text:list xml:id="list42522874" text:style-name="L6">
              <text:list-item>
                <text:p text:style-name="P78">Start counting at iv.</text:p>
              </text:list-item>
              <text:list-item>
                <text:p text:style-name="P78">Next item.</text:p>
              </text:list-item>
            </text:list>
          </table:table-cell>
        </table:table-row>
        <table:table-row>
          <table:table-cell table:style-name="Table11.A2" office:value-type="string">
            <text:p text:style-name="P11">&lt;list rend=”bullet(&amp;bullet;)”&gt;</text:p>
            <text:p text:style-name="P11"><text:tab/>&lt;item&gt;Bulleted List.</text:p>
            <text:p text:style-name="P12"><text:tab/>&lt;item&gt;Next item.</text:p>
            <text:p text:style-name="P12">&lt;/list&gt;</text:p>
          </table:table-cell>
          <table:table-cell table:style-name="Table11.B2" office:value-type="string">
            <text:list xml:id="list42504074" text:style-name="L7">
              <text:list-item>
                <text:p text:style-name="P79">Bulleted List.</text:p>
              </text:list-item>
              <text:list-item>
                <text:p text:style-name="P79">Next Item.</text:p>
              </text:list-item>
            </text:list>
          </table:table-cell>
        </table:table-row>
      </table:table>
      <text:p text:style-name="P10"/>
      <text:p text:style-name="P10">If the <text:span text:style-name="T11">rend</text:span> attribute on the <text:span text:style-name="T11">&lt;list&gt;</text:span> element contains <text:span text:style-name="T11">columns(2)</text:span>, the list will be set in two columns.</text:p>
      <text:p text:style-name="P10"/>
      <text:p text:style-name="P10">Lists can be nested when needed.</text:p>
      <text:h text:style-name="Heading_20_3" text:outline-level="3">Tables</text:h>
      <text:p text:style-name="P1"/>
      <text:p text:style-name="P1"/>
      <text:p text:style-name="P1">Use <text:span text:style-name="T6">&lt;table&gt;</text:span>, <text:span text:style-name="T6">&lt;row&gt;</text:span> and <text:span text:style-name="T6">&lt;cell&gt;</text:span> elements to encode a table.</text:p>
      <text:p text:style-name="P1"/>
      <text:p text:style-name="P1">The <text:span text:style-name="T6">role</text:span> attribute on the <text:span text:style-name="T6">&lt;row&gt;</text:span> or <text:span text:style-name="T6">&lt;cell&gt;</text:span> element indicates their role, and can have the following values:</text:p>
      <text:p text:style-name="P1"/>
      <table:table table:name="Table14" table:style-name="Table14">
        <table:table-column table:style-name="Table14.A"/>
        <table:table-column table:style-name="Table14.B"/>
        <table:table-header-rows>
          <table:table-row>
            <table:table-cell table:style-name="Table14.A1" office:value-type="string">
              <text:p text:style-name="P13">label</text:p>
            </table:table-cell>
            <table:table-cell table:style-name="Table14.B1" office:value-type="string">
              <text:p text:style-name="P1">heading rows or cells. Typically rendered in bold type.</text:p>
            </table:table-cell>
          </table:table-row>
        </table:table-header-rows>
        <table:table-row>
          <table:table-cell table:style-name="Table14.A2" office:value-type="string">
            <text:p text:style-name="P13">data</text:p>
          </table:table-cell>
          <table:table-cell table:style-name="Table14.B2" office:value-type="string">
            <text:p text:style-name="P1">rows or cells containing data (default).</text:p>
          </table:table-cell>
        </table:table-row>
        <table:table-row>
          <table:table-cell table:style-name="Table14.A2" office:value-type="string">
            <text:p text:style-name="P13">unit</text:p>
          </table:table-cell>
          <table:table-cell table:style-name="Table14.B2" office:value-type="string">
            <text:p text:style-name="P1">rows or cells indicating units (as used in a column). Typically rendered in italic type.</text:p>
          </table:table-cell>
        </table:table-row>
        <table:table-row>
          <table:table-cell table:style-name="Table14.A2" office:value-type="string">
            <text:p text:style-name="P13">total </text:p>
          </table:table-cell>
          <table:table-cell table:style-name="Table14.B2" office:value-type="string">
            <text:p text:style-name="P1">rows or cells indicating sums or averages. Typically, such rows or cells will have a line above them.</text:p>
          </table:table-cell>
        </table:table-row>
      </table:table>
      <text:p text:style-name="P1"/>
      <text:p text:style-name="P1">Use the <text:span text:style-name="T6">rows</text:span> or <text:span text:style-name="T6">cols</text:span> attribute to encode cells that span more than a single row or column.</text:p>
      <text:p text:style-name="P1"/>
      <text:p text:style-name="P1">In HTML, it is desired (according to usability guidelines) to fill in the <text:span text:style-name="T6">summary</text:span> attribute. As a temporary way to <text:soft-page-break/>achieve this, we add the value <text:span text:style-name="T6">summary(</text:span><text:span text:style-name="T16">text</text:span><text:span text:style-name="T6">)</text:span> to the <text:span text:style-name="T6">rend</text:span> of the <text:span text:style-name="T6">table</text:span> element attribute.</text:p>
      <text:h text:style-name="Heading_20_4" text:outline-level="4">Extension to TEILite</text:h>
      <text:p text:style-name="P1">If a table uses double commas to indicate that a cell repeats the contents above, use the <text:span text:style-name="T6">&lt;ditto&gt;</text:span> element, with the content spelled-out fully.</text:p>
      <text:h text:style-name="P75" text:outline-level="4">Alternative Table Model</text:h>
      <text:p text:style-name="P26">The TEI table model is rather simple. If you wish to support more complicated tables, you could design your own model, or import existing models.</text:p>
      <text:p text:style-name="P26"/>
      <text:p text:style-name="P28"><text:tab/>&lt;table&gt;</text:p>
      <text:p text:style-name="P28"><text:tab/><text:tab/>&lt;head&gt;&lt;/head&gt;</text:p>
      <text:p text:style-name="P28"><text:tab/><text:tab/>&lt;tableHeader&gt;</text:p>
      <text:p text:style-name="P28"><text:tab/><text:tab/><text:tab/>&lt;row&gt;&lt;cell&gt;</text:p>
      <text:p text:style-name="P28"><text:tab/><text:tab/>&lt;tablePageHeader&gt;</text:p>
      <text:p text:style-name="P28"><text:tab/><text:tab/><text:tab/>&lt;row&gt;&lt;cell&gt;</text:p>
      <text:p text:style-name="P28"><text:tab/><text:tab/>&lt;tableBody&gt;</text:p>
      <text:p text:style-name="P28"><text:tab/><text:tab/><text:tab/>&lt;row&gt;&lt;cell&gt;</text:p>
      <text:p text:style-name="P28"><text:tab/><text:tab/>&lt;tablePageFooter&gt;</text:p>
      <text:p text:style-name="P28"><text:tab/><text:tab/><text:tab/>&lt;row&gt;&lt;cell&gt;</text:p>
      <text:p text:style-name="P28"><text:tab/><text:tab/>&lt;tableFooter&gt;</text:p>
      <text:p text:style-name="P28"><text:tab/><text:tab/><text:tab/>&lt;row&gt;&lt;cell&gt;</text:p>
      <text:p text:style-name="P28"><text:tab/>&lt;/table&gt;</text:p>
      <text:p text:style-name="P26"/>
      <text:p text:style-name="P25">The proposed model will have support for repeating headers and footers at the top and bottom of pages, calculating sums and averages during rendering, etc.</text:p>
      <text:h text:style-name="Heading_20_3" text:outline-level="3">Notes</text:h>
      <text:p text:style-name="Standard"><text:span text:style-name="T1">Notes can appear in a number of types: footnotes, marginal notes, endnotes, and in-line notes. Notes are normally encoded as </text:span><text:span text:style-name="T8">&lt;note&gt;</text:span><text:span text:style-name="T1"> elements on the place where the note-reference appears. The number of note-marker will appear as the value of the </text:span><text:span text:style-name="T8">n</text:span><text:span text:style-name="T1"> attribute. The </text:span><text:span text:style-name="T8">place</text:span><text:span text:style-name="T1"> attribute indicates the type of note. The following values can be used:</text:span></text:p>
      <text:p text:style-name="P1"><text:tab/><text:tab/></text:p>
      <table:table table:name="Table3" table:style-name="Table3">
        <table:table-column table:style-name="Table3.A"/>
        <table:table-column table:style-name="Table3.B"/>
        <table:table-row>
          <table:table-cell table:style-name="Table3.A1" office:value-type="string">
            <text:p text:style-name="P13">foot </text:p>
          </table:table-cell>
          <table:table-cell table:style-name="Table3.B1" office:value-type="string">
            <text:p text:style-name="P18">Default. The note is placed at the bottom of the page.</text:p>
          </table:table-cell>
        </table:table-row>
        <table:table-row>
          <table:table-cell table:style-name="Table3.A2" office:value-type="string">
            <text:p text:style-name="P13">margin</text:p>
          </table:table-cell>
          <table:table-cell table:style-name="Table3.B2" office:value-type="string">
            <text:p text:style-name="P18">The note is placed in the left or right margin.</text:p>
          </table:table-cell>
        </table:table-row>
        <table:table-row>
          <table:table-cell table:style-name="Table3.A2" office:value-type="string">
            <text:p text:style-name="P13">end</text:p>
          </table:table-cell>
          <table:table-cell table:style-name="Table3.B2" office:value-type="string">
            <text:p text:style-name="P18">The note is placed at the end of the chapter or work.</text:p>
          </table:table-cell>
        </table:table-row>
        <table:table-row>
          <table:table-cell table:style-name="Table3.A2" office:value-type="string">
            <text:p text:style-name="P13">inline </text:p>
          </table:table-cell>
          <table:table-cell table:style-name="Table3.B2" office:value-type="string">
            <text:p text:style-name="P18">The note is placed in-line with the text. Normally in-line notes need not be marked as notes.</text:p>
          </table:table-cell>
        </table:table-row>
      </table:table>
      <text:p text:style-name="P1"/>
      <text:p text:style-name="P1">If required, a note will receive an <text:span text:style-name="T6">id</text:span> attribute according to the following pattern: <text:span text:style-name="T6">n{pagenumber}.{notenumber}</text:span></text:p>
      <text:p text:style-name="P1"/>
      <text:p text:style-name="P3">Some books use marginal notes to provide the titles of sections or paragraphs. In that case, these will be converted to the appropriate <text:span text:style-name="T6">&lt;div</text:span><text:span text:style-name="T15">n</text:span><text:span text:style-name="T6">&gt;</text:span> and <text:span text:style-name="T6">&lt;head&gt;</text:span> elements.</text:p>
      <text:p text:style-name="P3"/>
      <text:p text:style-name="P1">In some books, references to notes are used more than once. In that case, all but the first reference will be marked as a reference:</text:p>
      <text:p text:style-name="P1"/>
      <text:p text:style-name="P1"><text:tab/><text:span text:style-name="T6">&lt;ref target=n123.2 type=noteref&gt;2&lt;/ref&gt;</text:span></text:p>
      <text:p text:style-name="P1"/>
      <text:p text:style-name="P1">References to notes marked up as such will be rendered as a raised numeral (the actual note number, not the content of the <text:span text:style-name="T6">ref</text:span> element!) similar to the references generated for footnotes. This mechanism can be used when a note-number is repeated on a page.</text:p>
      <text:h text:style-name="Heading_20_3" text:outline-level="3">Figures</text:h>
      <text:p text:style-name="P1">Illustrations accompanying the text are moved to the nearest paragraph boundary, unless they are rendered in-line in the text. In addition to illustrations, we also normally include the front cover, spine, back cover and the original title page to be added as illustrations. Illustrations that are purely used for decoration, such as small flowers or illuminated initials may or may not be encoded.</text:p>
      <text:p text:style-name="P1"/>
      <text:p text:style-name="P1">In cases where all illustrations are far from where they are referred to in the text (for example because plates are printed on a different type of paper, and could be bound with the book only at certain locations), they may be moved to a location closer to their point of first reference.</text:p>
      <text:p text:style-name="P1"/>
      <text:p text:style-name="P1"><text:soft-page-break/>For HTML versions, illustrations are scanned, turned upright, and scaled to be at most 720 pixels wide or high, and saved in JPEG format.</text:p>
      <text:p text:style-name="P1"/>
      <text:p text:style-name="P1">The following values for the <text:span text:style-name="T6">rend</text:span> attribute are recognized:</text:p>
      <text:p text:style-name="P1"/>
      <table:table table:name="Table8" table:style-name="Table8">
        <table:table-column table:style-name="Table8.A"/>
        <table:table-column table:style-name="Table8.B"/>
        <table:table-header-rows>
          <table:table-row>
            <table:table-cell table:style-name="Table8.A1" office:value-type="string">
              <text:p text:style-name="P22">Rend attribute</text:p>
            </table:table-cell>
            <table:table-cell table:style-name="Table8.B1" office:value-type="string">
              <text:p text:style-name="P22">meaning</text:p>
            </table:table-cell>
          </table:table-row>
        </table:table-header-rows>
        <table:table-row>
          <table:table-cell table:style-name="Table8.A2" office:value-type="string">
            <text:p text:style-name="P16">float(left)</text:p>
          </table:table-cell>
          <table:table-cell table:style-name="Table8.B2" office:value-type="string">
            <text:p text:style-name="P1">place the figure on the left side of the page, the text surrounding it.</text:p>
          </table:table-cell>
        </table:table-row>
        <table:table-row>
          <table:table-cell table:style-name="Table8.A2" office:value-type="string">
            <text:p text:style-name="P16">float(right)</text:p>
          </table:table-cell>
          <table:table-cell table:style-name="Table8.B2" office:value-type="string">
            <text:p text:style-name="P1">place the figure on the right side of the page, the text surrounding it.</text:p>
          </table:table-cell>
        </table:table-row>
        <table:table-row>
          <table:table-cell table:style-name="Table8.A2" office:value-type="string">
            <text:p text:style-name="P16">center</text:p>
          </table:table-cell>
          <table:table-cell table:style-name="Table8.B2" office:value-type="string">
            <text:p text:style-name="P1">(<text:span text:style-name="T4">default</text:span>)</text:p>
          </table:table-cell>
        </table:table-row>
        <table:table-row>
          <table:table-cell table:style-name="Table8.A2" office:value-type="string">
            <text:p text:style-name="P16">inline, position(inline)</text:p>
          </table:table-cell>
          <table:table-cell table:style-name="Table8.B2" office:value-type="string">
            <text:p text:style-name="P1">place the figure inline with the text.</text:p>
          </table:table-cell>
        </table:table-row>
        <table:table-row>
          <table:table-cell table:style-name="Table8.A2" office:value-type="string">
            <text:p text:style-name="P16">image(<text:span text:style-name="T4">file</text:span>)</text:p>
          </table:table-cell>
          <table:table-cell table:style-name="Table8.B2" office:value-type="string">
            <text:p text:style-name="P1">Use the indicated file as image file.</text:p>
          </table:table-cell>
        </table:table-row>
        <table:table-row>
          <table:table-cell table:style-name="Table8.A2" office:value-type="string">
            <text:p text:style-name="P16">link(<text:span text:style-name="T4">url</text:span>)</text:p>
          </table:table-cell>
          <table:table-cell table:style-name="Table8.B2" office:value-type="string">
            <text:p text:style-name="P1">Make the picture link to the indicated URL. Typically, this can be used to link to a larger version of the image.</text:p>
          </table:table-cell>
        </table:table-row>
        <table:table-row>
          <table:table-cell table:style-name="Table8.A8" office:value-type="string">
            <text:p text:style-name="P16">thumb</text:p>
          </table:table-cell>
          <table:table-cell table:style-name="Table8.B8" office:value-type="string">
            <text:p text:style-name="P1">Render the figure as a thumbnail with a link to a full-size version of the figure. The url for the thumbnail is the same as the url for the main figure, but with <text:span text:style-name="T6">-tn</text:span> appended to the base name.</text:p>
          </table:table-cell>
        </table:table-row>
        <table:table-row>
          <table:table-cell table:style-name="Table8.A8" office:value-type="string">
            <text:p text:style-name="P16">suppress</text:p>
          </table:table-cell>
          <table:table-cell table:style-name="Table8.B8" office:value-type="string">
            <text:p text:style-name="P1">Do not render this figure.</text:p>
          </table:table-cell>
        </table:table-row>
      </table:table>
      <text:p text:style-name="P1"/>
      <text:p text:style-name="P1">The <text:span text:style-name="T6">&lt;figDesc&gt;</text:span> element can be used to give a short description of the figure. In HTML, it will be used as the value for the <text:span text:style-name="T6">alt</text:span> attribute.</text:p>
      <text:h text:style-name="Heading_20_4" text:outline-level="4">Extension to TEILite</text:h>
      <text:p text:style-name="Standard"><text:span text:style-name="T1">By default, the location and format of the image file will be derived from the </text:span><text:span text:style-name="T8">id</text:span><text:span text:style-name="T1"> attribute as follows: </text:span><text:span text:style-name="T8">"image/{id}.jpg"</text:span></text:p>
      <text:p text:style-name="P1"/>
      <text:p text:style-name="P1">Note that we don’t use the standard SGML entity mechanism to include images, since it is fairly complex and we don’t have publicly available software to support that mechanism.</text:p>
      <text:p text:style-name="P1"/>
      <text:p text:style-name="P41">A TEILite compliant way of <text:s/>adding a link or for rendering an image is to use the <text:span text:style-name="T6">rend</text:span> attribute, with a value <text:span text:style-name="T11">“link(url)”</text:span> or <text:span text:style-name="T11">“image(url)”</text:span><text:span text:style-name="T19">. If such a rendering attribute is provided, it will be used.</text:span></text:p>
      <text:h text:style-name="Heading_20_3" text:outline-level="3">Working with <text:span text:style-name="T6">imageinfo.xml</text:span></text:h>
      <text:p text:style-name="Text_20_body">Since there is no easy way to determine the dimensions of an image within XSLT, we use an <text:span text:style-name="T11">imageinfo.xml</text:span> file to store this information. When such a file is available, it can be passed to the stylesheet that generates the HTML, and will be used to retrieve the image dimensions. This helps the stylesheet to generate a better layout.</text:p>
      <text:p text:style-name="Text_20_body">To tell the XSLT stylesheet which imageinfo file to use, Saxon has to be invoked as follows:</text:p>
      <text:p text:style-name="P48">saxon document.xml tei2html.xsl imageInfoFile="imageinfo.xml"</text:p>
      <text:p text:style-name="Text_20_body">A small Perl script, <text:span text:style-name="T11">imageinfo.pl</text:span>, can be used to generate an <text:span text:style-name="T11">imageinfo.xml </text:span>file from a directory of images.</text:p>
      <text:p text:style-name="Text_20_body">An example <text:span text:style-name="T11">imageinfo.xml</text:span> file looks as follows:</text:p>
      <text:p text:style-name="P49">&lt;images&gt;<text:line-break/> <text:s/>&lt;image path="images/initial-A.gif" filesize="3009" filedate="2006-02-05 23:17:04" width="128px" height="143px"&gt;<text:line-break/> <text:s text:c="3"/>&lt;leftBoundary level="10" step="10px"&gt;27, 8, 6, 18, 2, 2, 9, 12, 5, 8, 9, 13, 28, 37, 44&lt;/leftBoundary&gt;<text:line-break/> <text:s text:c="3"/>&lt;rightBoundary level="10" step="10px"&gt;34, 2, 7, 9, 24, 42, 40, 40, 41, 41, 44, 49, 64, 73, 81&lt;/rightBoundary&gt;<text:line-break/> <text:s/>&lt;/image&gt;<text:line-break/> <text:s/>&lt;image path="images/test.jpg" filesize="3080" filedate="2005-03-13 00:02:35" width="80px" height="80px"&gt;<text:line-break/> <text:s text:c="3"/>&lt;leftBoundary level="10" step="10px"&gt;0, 0, 0, 0, 0, 0, 0, 0&lt;/leftBoundary&gt;<text:line-break/> <text:s text:c="3"/>&lt;rightBoundary level="10" step="10px"&gt;0, 0, 0, 0, 0, 0, 0, 0&lt;/rightBoundary&gt;<text:line-break/> <text:s/>&lt;/image&gt;<text:line-break/>&lt;/images&gt;</text:p>
      <text:p text:style-name="Text_20_body">Once the XSLT script has established the path of the image to use, it will attempt to find the dimensions from the supplied <text:span text:style-name="T11">imageinfo.xml</text:span> file.</text:p>
      <text:p text:style-name="Text_20_body">The <text:span text:style-name="T11">leftBoundary</text:span> and <text:span text:style-name="T11">rightBoundary</text:span> elements are intended to flow the text smoothly around an image. They are currently not used by the XSLT script.</text:p>
      <text:h text:style-name="Heading_20_3" text:outline-level="3">Decorations with chapter headings</text:h>
      <text:p text:style-name="Text_20_body">Sometimes, division headings are embellished with a small decorative image. These can be included by adding a <text:span text:style-name="T6">rend</text:span> attribute with the value <text:span text:style-name="T11">image(</text:span><text:span text:style-name="T13">imagefile</text:span><text:span text:style-name="T11">)</text:span> to the first head element of the division. The image is rendered above the <text:soft-page-break/>heading it is attached to. For more details, see the section on headings.</text:p>
      <text:h text:style-name="Heading_20_3" text:outline-level="3">Decorative Initials</text:h>
      <text:p text:style-name="Text_20_body">Decorative initials, as they appear in many books should be encoded using the <text:span text:style-name="T6">rend</text:span> attribute on the <text:span text:style-name="T6">&lt;p&gt;</text:span> element as follows. They should not be encoded as figures.</text:p>
      <text:p text:style-name="P48">&lt;p rend=”initial-image(<text:span text:style-name="T4">url</text:span>) initial-width(<text:span text:style-name="T4">#</text:span>px) initial-height(<text:span text:style-name="T4">#</text:span>px) initial-offset(<text:span text:style-name="T4">#</text:span>px)”&gt;</text:p>
      <text:p text:style-name="Text_20_body">The initial-image url indicates where the image can be found. The width is the width that this image will take up, and height plus offset is the height of the image, where offset is the height the initial should stick out above the paragraph. Note that the decorative initial will replace the first letter of the paragraph (and the opening quotation mark, if it appears).</text:p>
      <text:p text:style-name="P53">To just generate a large initial, use the <text:span text:style-name="T11">rend</text:span> attribute as follows:</text:p>
      <text:p text:style-name="P48">&lt;p rend=”initial(<text:span text:style-name="T4">A</text:span>)”&gt;</text:p>
      <text:p text:style-name="Text_20_body">or</text:p>
      <text:p text:style-name="P48">&lt;p rend=”initial(<text:span text:style-name="T4">A</text:span>, <text:span text:style-name="T4">n</text:span>)”&gt;</text:p>
      <text:p text:style-name="P53">Where <text:span text:style-name="T13">A</text:span> is the initial to use and <text:span text:style-name="T13">n</text:span> is the number of lines the initial should be high.</text:p>
      <text:p text:style-name="Text_20_body"/>
      <text:h text:style-name="Heading_20_3" text:outline-level="3">Quotations</text:h>
      <text:p text:style-name="P1">Quotations come in two types, in-line quotations and block quotations.</text:p>
      <text:p text:style-name="P1"/>
      <text:p text:style-name="P1">In-line quotations are not explicitly marked, and quotation marks are encoded as characters at the place they appear. The rationale for this guideline is that in many older books, quotation marks are not used consistently, which will make it difficult to use <text:span text:style-name="T11">&lt;q&gt;</text:span> elements.</text:p>
      <text:p text:style-name="P1"/>
      <text:p text:style-name="P1">The old-style convention of repeating quotation marks at the beginning of every line is silently converted to the modern convention, repeating the opening marks only at the beginning of a new paragraph.</text:p>
      <text:p text:style-name="P1"/>
      <text:p text:style-name="P1">Missing or incorrect quotation marks will be supplied (or deleted) or corrected using the <text:span text:style-name="T11">&lt;corr&gt;</text:span> element.</text:p>
      <text:p text:style-name="P1"/>
      <text:p text:style-name="P1">Block quotations, that is, quotations that are set in a separate block, often indented or in smaller type. These will be placed in a <text:span text:style-name="T6">&lt;q&gt;</text:span> element. If necessary, they can have their own structure (for example for quoted letters), and then can have a nearly complete TEI document structure of their own. A minimal example would be a letter:</text:p>
      <text:p text:style-name="P1"/>
      <text:p text:style-name="P1"><text:tab/><text:span text:style-name="T11">&lt;q&gt;&lt;text&gt;&lt;body&gt;&lt;div1 type=Letter&gt;&lt;head&gt;Heading&lt;head&gt;&lt;p&gt;Text&lt;/body&gt;&lt;/text&gt;&lt;/q&gt;</text:span></text:p>
      <text:p text:style-name="P1"/>
      <text:p text:style-name="P1">Also in block quotations, the quotation marks will be retained, if present, inside the <text:span text:style-name="T11">&lt;q&gt;</text:span> element.</text:p>
      <text:h text:style-name="Heading_20_3" text:outline-level="3">Letters</text:h>
      <text:p text:style-name="P1"/>
      <text:p text:style-name="P1">Some documents contain letters. These are to be handled as quoted documents.</text:p>
      <text:p text:style-name="P1"/>
      <text:p text:style-name="P1">The tag <text:span text:style-name="T11">&lt;letter&gt;</text:span> is a shortcut for <text:span text:style-name="T11">&lt;q&gt;&lt;text&gt;&lt;body&gt;&lt;div1 type=Letter&gt;</text:span><text:span text:style-name="T19">. </text:span></text:p>
      <text:h text:style-name="Heading_20_3" text:outline-level="3">Highlighting</text:h>
      <text:p text:style-name="P1"/>
      <text:p text:style-name="P1"/>
      <text:h text:style-name="Heading_20_3" text:outline-level="3">Abbreviations and Expansions</text:h>
      <text:p text:style-name="Text_20_body">Abbreviations may be marked up with their expansion. In the final HTML, these will be displayed as a tooltip type pop-up when the reader moves his cursor over the abbreviation. Always leave the original abbreviation in the text, and supply the expansion on the <text:span text:style-name="T6">expan</text:span> attribute.</text:p>
      <text:p text:style-name="P48"><text:tab/>The founder, of &lt;abbr expan=”Project Gutenberg”&gt;PG&lt;/abbr&gt;, Michael Hart, ...</text:p>
      <text:h text:style-name="Heading_20_3" text:outline-level="3">Index Entries</text:h>
      <text:p text:style-name="P1">Index entries can optionally be marked up in a text. This is particularly helpful if you want to provide a full name for a person referenced, for example</text:p>
      <text:p text:style-name="P1"><text:soft-page-break/></text:p>
      <text:p text:style-name="P31">The &lt;index level1=”Pope John Paul II”&gt;current Pope&lt;/index&gt; was ...</text:p>
      <text:p text:style-name="P31"/>
      <text:p text:style-name="P54">Note that, since we have full search facilities, a index is sometimes considered redundant. However, a well crafted index can still help a lot. For example references that cannot be found using automated tools need to be supplied, as shown in the example, and other references can be disambiguated this way. It also helps readers in that it can distinguish a relevant discussion on a subject from a mere reference to a word.</text:p>
      <text:h text:style-name="Heading_20_3" text:outline-level="3">Hyphenation</text:h>
      <text:p text:style-name="P1">End-of-line hyphenation is silently removed. The word parts are rejoined. The hyphen is only retained if a hyphen would normally occur in that place.</text:p>
      <text:h text:style-name="Heading_20_3" text:outline-level="3">Capitalization</text:h>
      <text:p text:style-name="P1">Text in all caps or small caps is converted to normal sentence style cased text or title style cased text as the case may prescribe. In titles, this change is not documented (except if only a part of a <text:s/>header was in caps). In running text, this is marked using the <text:span text:style-name="T11">&lt;hi rend="sc"&gt;&lt;/hi&gt;</text:span> or <text:span text:style-name="T11">&lt;hi rend="caps"&gt;&lt;/hi&gt;</text:span> elements.</text:p>
      <text:p text:style-name="P1"/>
      <text:p text:style-name="P1">Since title style capitalization is often misunderstood, I include the normal conventions here, as given in <text:span text:style-name="T4">The</text:span> <text:span text:style-name="T4">Chicago Manual of Style</text:span><text:span text:style-name="T21">, with a small modification</text:span>:</text:p>
      <text:p text:style-name="P1"/>
      <text:list xml:id="list42504244" text:style-name="L8">
        <text:list-item>
          <text:p text:style-name="P67">Always capitalize the first and the last word. </text:p>
        </text:list-item>
        <text:list-item>
          <text:p text:style-name="P67">Capitalize all nouns, pronouns, adjectives, verbs, adverbs, and subordinate conjunctions ("as", "because", "although"). </text:p>
        </text:list-item>
        <text:list-item>
          <text:p text:style-name="P67">Lowercase all articles, coordinate conjunctions ("and", "or", "nor"), and prepositions, when they are other than the first or last word. (however, different from <text:span text:style-name="T4">The Chicago Manual of Style</text:span>, capitalize prepositions of five characters or more ("after", "among", "between").)</text:p>
        </text:list-item>
        <text:list-item>
          <text:p text:style-name="P67">Lowercase the "to" in an infinitive. </text:p>
        </text:list-item>
      </text:list>
      <text:p text:style-name="P1"/>
      <text:p text:style-name="P1">When the original texts is in caps and small caps, we of course follow the original capitalization.</text:p>
      <text:p text:style-name="P1"/>
      <text:p text:style-name="P1">Note that most languages other than English, the concept of title style capitalization is unknown, and sentence style capitalization is used in titles.</text:p>
      <text:h text:style-name="Heading_20_3" text:outline-level="3">Spaces</text:h>
      <text:p text:style-name="P1">All spaces between words and sentences are regularized to a single space, except where a larger space is clearly intended. In that case, they will have to be encoded explicitly, using the <text:span text:style-name="T6">&amp;mspace;</text:span> entity.</text:p>
      <text:p text:style-name="P1"/>
      <text:p text:style-name="P1">All spaces between words and final punctuation are removed.</text:p>
      <text:p text:style-name="P1"/>
      <text:p text:style-name="P1">Where spaces are used to separate groups of digits in numbers (as in 1 000 000), use the <text:span text:style-name="T6">&amp;figsp;</text:span> entity.</text:p>
      <text:p text:style-name="P1"/>
      <text:p text:style-name="P1">Where it is undesirable to have a line break on a space, use the <text:span text:style-name="T6">&amp;nbsp;</text:span> entity.</text:p>
      <text:h text:style-name="Heading_20_3" text:outline-level="3">Errors and Corrections</text:h>
      <text:p text:style-name="P1">All clearly typographical errors are corrected using the <text:span text:style-name="T6">&lt;corr sic="error"&gt;correct&lt;/corr&gt;</text:span> element. Things that look like an error, but are actually correct (or for which no correction can be determined) are marked with the <text:span text:style-name="T6">&lt;sic&gt;</text:span> element. In the rendered HTML version, corrections will be indicated with a dotted underline, and have a pop-up that will show the spelling as in the original.</text:p>
      <text:h text:style-name="Heading_20_3" text:outline-level="3">Obsolete Units of Measurement</text:h>
      <text:p text:style-name="Text_20_body">Obsolete units of measurement, such as inches, miles, and pounds, can be tagged with their metric equivalent using the <text:span text:style-name="T11">&lt;measure reg="25 cm"&gt;10 in&lt;/measure&gt;</text:span> element. In the rendered HTML version, such equivalents will be indicated with a green dotted underline, and have a pop-up that will show the metric equivalent.</text:p>
      <text:h text:style-name="Heading_20_3" text:outline-level="3">Spelling</text:h>
      <text:p text:style-name="P1">No attempt is made to modernize spelling. This includes the old rules of using u and v, vv for w, or i and j, and the letter <text:span text:style-name="T19">ſ used in 17th century books instead of s at some positions.</text:span></text:p>
      <text:h text:style-name="Heading_20_3" text:outline-level="3">Running Headers and footers</text:h>
      <text:p text:style-name="P1">Running headers and footers are silently removed. However the page number will be encoded in the <text:span text:style-name="T6">n</text:span> attribute of the <text:soft-page-break/><text:span text:style-name="T11">&lt;pb&gt;</text:span> element.</text:p>
      <text:h text:style-name="Heading_20_3" text:outline-level="3">Page breaks</text:h>
      <text:p text:style-name="Standard"><text:span text:style-name="T1">The page break is encoded using the </text:span><text:span text:style-name="T8">&lt;pb&gt;</text:span><text:span text:style-name="T1"> element. If present, the page number will be encoded in the </text:span><text:span text:style-name="T8">n</text:span><text:span text:style-name="T1"> attribute. If the page number is missing (for example on the first page of a chapter), but can be unambiguously decided from the pagination of the book, it will also be encoded. the </text:span><text:span text:style-name="T8">id</text:span><text:span text:style-name="T1"> attribute may be added if required. In that case, the page break will receive an </text:span><text:span text:style-name="T8">id</text:span><text:span text:style-name="T1"> attribute with a value according to the following pattern: </text:span><text:span text:style-name="T8">pb{pagenumber}</text:span><text:span text:style-name="T1">.</text:span></text:p>
      <text:p text:style-name="P1"/>
      <text:p text:style-name="P1">If the page break occurs in a hyphenated word, the hyphenated word is rejoined, and the page break coded directly after it.</text:p>
      <text:p text:style-name="P1"/>
      <text:p text:style-name="P1">When a page break occurs in a footnote, the page number will be appended with the letter n.</text:p>
      <text:p text:style-name="P1"/>
      <text:p text:style-name="P1">In HTML versions, page breaks are rendered as small bracketed notes in the right margin in a light gray text.</text:p>
      <text:p text:style-name="P1"/>
      <text:p text:style-name="P1">Optionally, the <text:span text:style-name="T6">&lt;pb&gt;</text:span> element may be supplied with a rend attribute. This may accept the following values.</text:p>
      <text:p text:style-name="P1"/>
      <text:p text:style-name="P1"/>
      <table:table table:name="Table17" table:style-name="Table17">
        <table:table-column table:style-name="Table17.A"/>
        <table:table-column table:style-name="Table17.B"/>
        <table:table-header-rows>
          <table:table-row>
            <table:table-cell table:style-name="Table17.A1" office:value-type="string">
              <text:p text:style-name="P14">link(url)</text:p>
            </table:table-cell>
            <table:table-cell table:style-name="Table17.B1" office:value-type="string">
              <text:p text:style-name="P8">Add a link to <text:span text:style-name="T6">url</text:span>; useful to link to page images, if so desired.</text:p>
            </table:table-cell>
          </table:table-row>
        </table:table-header-rows>
        <table:table-row>
          <table:table-cell table:style-name="Table17.A2" office:value-type="string">
            <text:p text:style-name="Table_20_Contents"/>
          </table:table-cell>
          <table:table-cell table:style-name="Table17.B2" office:value-type="string">
            <text:p text:style-name="Table_20_Contents"/>
          </table:table-cell>
        </table:table-row>
      </table:table>
      <text:p text:style-name="P1"/>
      <text:p text:style-name="P1">Example:</text:p>
      <text:p text:style-name="P1"/>
      <text:p text:style-name="P13"><text:tab/>&lt;pb n=23 id=pb23 rend=”link(p023.png)”&gt;</text:p>
      <text:p text:style-name="P1"/>
      <text:h text:style-name="P72" text:outline-level="3">Thematic breaks</text:h>
      <text:p text:style-name="P50">To indicate a thematic break, use the <text:span text:style-name="T6">&lt;milestone&gt;</text:span> element, with the <text:span text:style-name="T6">unit</text:span> attribute set to <text:span text:style-name="T6">tb</text:span>.</text:p>
      <text:p text:style-name="P50">These can be rendered in a number of ways by setting the <text:span text:style-name="T6">rend</text:span> attribute according to the following table:</text:p>
      <text:p text:style-name="P1"/>
      <table:table table:name="Table10" table:style-name="Table10">
        <table:table-column table:style-name="Table10.A"/>
        <table:table-column table:style-name="Table10.B"/>
        <table:table-header-rows>
          <table:table-row>
            <table:table-cell table:style-name="Table10.A1" office:value-type="string">
              <text:p text:style-name="P14">space</text:p>
            </table:table-cell>
            <table:table-cell table:style-name="Table10.B1" office:value-type="string">
              <text:p text:style-name="P8">Just an extra white line.</text:p>
            </table:table-cell>
          </table:table-row>
        </table:table-header-rows>
        <table:table-row>
          <table:table-cell table:style-name="Table10.A2" office:value-type="string">
            <text:p text:style-name="P34">stars</text:p>
          </table:table-cell>
          <table:table-cell table:style-name="Table10.B2" office:value-type="string">
            <text:p text:style-name="Table_20_Contents">Three stars on a line.</text:p>
          </table:table-cell>
        </table:table-row>
        <table:table-row>
          <table:table-cell table:style-name="Table10.A2" office:value-type="string">
            <text:p text:style-name="P34">line</text:p>
          </table:table-cell>
          <table:table-cell table:style-name="Table10.B2" office:value-type="string">
            <text:p text:style-name="Table_20_Contents">A line (default).</text:p>
          </table:table-cell>
        </table:table-row>
      </table:table>
      <text:p text:style-name="P1"/>
      <text:p text:style-name="P50"/>
      <text:h text:style-name="Heading_20_3" text:outline-level="3">References to pages</text:h>
      <text:p text:style-name="P1">References to page numbers will be retained, and linked to the page referenced, if that is present in the same work.</text:p>
      <text:p text:style-name="P1"/>
      <text:p text:style-name="P1">The link will as much as possible only cover the identifier of the item linked to. That is, for pages only the page number, and for titled divisions and items respectively the division or item number. </text:p>
      <text:p text:style-name="P1"/>
      <text:p text:style-name="P1">For example: in “<text:span text:style-name="T11">See page &lt;ref target=pb123 type=pageref&gt;123&lt;/ref&gt;.</text:span><text:span text:style-name="T19">” onl</text:span>y the number itself is in the link. This will allow for automatic updating of the link's content if the work is re-paginated.</text:p>
      <text:p text:style-name="P1"/>
      <text:p text:style-name="P1">When a reference is made to both a title and a page, both will be tagged separately:</text:p>
      <text:p text:style-name="P1"/>
      <text:p text:style-name="P1"><text:tab/><text:span text:style-name="T10">See chapter &lt;ref target=ch6&gt;six&lt;/ref&gt;, on page &lt;ref target=pb123 type=pageref&gt;123&lt;/ref&gt;.</text:span></text:p>
      <text:p text:style-name="P1"/>
      <text:p text:style-name="P1">Types of references: </text:p>
      <text:p text:style-name="P1"/>
      <table:table table:name="Table16" table:style-name="Table16">
        <table:table-column table:style-name="Table16.A"/>
        <table:table-column table:style-name="Table16.B"/>
        <table:table-header-rows>
          <table:table-row>
            <table:table-cell table:style-name="Table16.A1" office:value-type="string">
              <text:p text:style-name="Table_20_Heading">Value of <text:span text:style-name="T11">type</text:span> attribute</text:p>
            </table:table-cell>
            <table:table-cell table:style-name="Table16.B1" office:value-type="string">
              <text:p text:style-name="Table_20_Heading">Description</text:p>
            </table:table-cell>
          </table:table-row>
        </table:table-header-rows>
        <table:table-row>
          <table:table-cell table:style-name="Table16.A2" office:value-type="string">
            <text:p text:style-name="P1">noteref</text:p>
          </table:table-cell>
          <table:table-cell table:style-name="Table16.B2" office:value-type="string">
            <text:p text:style-name="P1">rendered as a note reference number (this can be used to have multiple note reference numbers for a single note.) The number encoded in the <text:span text:style-name="T11">&lt;ref&gt;</text:span> element will be replaced with the actual note number being used.</text:p>
          </table:table-cell>
        </table:table-row>
        <table:table-row>
          <table:table-cell table:style-name="Table16.A2" office:value-type="string">
            <text:p text:style-name="P1">pageref</text:p>
          </table:table-cell>
          <table:table-cell table:style-name="Table16.B2" office:value-type="string">
            <text:p text:style-name="P1">Rendered as a page number. In paged media, the contents of the <text:span text:style-name="T11">&lt;ref&gt;</text:span> element will be replaced with the actual page number used. In unpaged <text:soft-page-break/>media, the original page number will be used.</text:p>
          </table:table-cell>
        </table:table-row>
        <table:table-row>
          <table:table-cell table:style-name="Table16.A2" office:value-type="string">
            <text:p text:style-name="P4">Empty</text:p>
          </table:table-cell>
          <table:table-cell table:style-name="Table16.B2" office:value-type="string">
            <text:p text:style-name="P1">Rendered as the content of the <text:span text:style-name="T11">&lt;ref&gt;</text:span> element.</text:p>
          </table:table-cell>
        </table:table-row>
      </table:table>
      <text:p text:style-name="P1"/>
      <text:p text:style-name="P1"><text:tab/><text:tab/><text:tab/></text:p>
      <text:h text:style-name="Heading_20_3" text:outline-level="3">Internationalization and Localization</text:h>
      <text:p text:style-name="Text_20_body">The conversion style-sheets support localization in a number of languages. As a result, style-sheet will add generated fragments in the main language of the text. To support this, languages need to be tagged correctly.</text:p>
      <text:h text:style-name="Heading_20_4" text:outline-level="4">Language tagging</text:h>
      <text:p text:style-name="P1">On the top-level <text:span text:style-name="T6">&lt;TEI.2&gt;</text:span> element, the <text:span text:style-name="T6">lang</text:span> attribute will be set to the main language of the work. This language attribute will be used to determine the language of style-sheet supplied texts in the rendered version of the text.</text:p>
      <text:p text:style-name="P1"/>
      <text:p text:style-name="P1">On all elements that are in a different language than their context, a <text:span text:style-name="T6">lang</text:span> attribute will be set to reflect its language. Use the following identifiers or order of preference:</text:p>
      <text:p text:style-name="P1"/>
      <text:list xml:id="list42502434" text:style-name="L9">
        <text:list-item>
          <text:p text:style-name="P68">ISO 639 2 letter codes, for example <text:span text:style-name="T6">en</text:span> for English.</text:p>
        </text:list-item>
        <text:list-item>
          <text:p text:style-name="P68">ISO 639 3 letter codes, for example <text:span text:style-name="T6">ceb</text:span> for Cebuano (a language spoken in the Philippines without an ISO 639 2 letter code).</text:p>
        </text:list-item>
        <text:list-item>
          <text:p text:style-name="P68">ISO 639 codes appended with a locale code, for example <text:span text:style-name="T6">en-US</text:span><text:span text:style-name="T19"> for US English.</text:span></text:p>
        </text:list-item>
        <text:list-item>
          <text:p text:style-name="P68">ISO 639 codes appended with a year, for example <text:span text:style-name="T6">en-1800</text:span>, for 19th century English.</text:p>
        </text:list-item>
        <text:list-item>
          <text:p text:style-name="P69"><text:span text:style-name="T1">ISO 639 codes appended with an </text:span>ISO 15924 <text:span text:style-name="T1">script code, for example </text:span><text:span text:style-name="T8">sk-Latn</text:span><text:span text:style-name="T1"> for Sanskrit in Latin transcription.</text:span></text:p>
        </text:list-item>
        <text:list-item>
          <text:p text:style-name="P68">SIL Ethnologue 3 letter codes, for example <text:span text:style-name="T6">x-sil-gad</text:span> for Gaddang (a language spoken in the Philippines without an ISO 639 code).</text:p>
        </text:list-item>
        <text:list-item>
          <text:p text:style-name="P68">Self-defined codes for special usage, for example <text:span text:style-name="T6">en-x-Scottish</text:span> for a representation of Scottish dialect (not the Gaelic language) in written English.</text:p>
        </text:list-item>
        <text:list-item>
          <text:p text:style-name="P68">The value <text:span text:style-name="T6">und</text:span> for undetermined languages (from ISO 639).</text:p>
        </text:list-item>
      </text:list>
      <text:p text:style-name="P1"/>
      <text:p text:style-name="P1">When no other element is available, the <text:span text:style-name="T6">&lt;foreign&gt;</text:span> element can be used to hold the <text:span text:style-name="T6">lang</text:span> attribute. This will not be rendered in a special way, unless the <text:span text:style-name="T6">rend</text:span> attribute indicates otherwise.</text:p>
      <text:p text:style-name="P1"/>
      <text:p text:style-name="P1">All language attribute values used should be documented in the <text:span text:style-name="T6">&lt;langUsage&gt;</text:span> element in the TEI header.</text:p>
      <text:p text:style-name="P1"/>
      <text:p text:style-name="P1">Tagging the language or special language usages will be a big help in spell-checking, and aid indexing tools, text-to-speech software, and other tools to make the text more accessible. It will also indicate to future editors that material is not to be edited into modern spelling. Tools are available to extract all fragments in a certain language from an XML file, to make proofreading of these fragments easy.</text:p>
      <text:p text:style-name="P1"/>
      <text:p text:style-name="Standard">In HTML, the <text:span text:style-name="T23">lang</text:span> attribute will be reflected in a corresponding <text:span text:style-name="T24">lang</text:span> attribute in the HTML output.</text:p>
      <text:h text:style-name="Heading_20_3" text:outline-level="3">Using the <text:span text:style-name="T17">Rend</text:span> Attribute</text:h>
      <text:p text:style-name="Standard"><text:span text:style-name="T1">The </text:span><text:span text:style-name="T8">rend</text:span><text:span text:style-name="T1"> attribute is a simple hook into the TEI structure to document or specify rendering features. This feature should be used with moderation. A number of different ways of using the </text:span><text:span text:style-name="T8">rend</text:span><text:span text:style-name="T1"> attribute can be distinguished.</text:span></text:p>
      <text:h text:style-name="Heading_20_4" text:outline-level="4">Simple</text:h>
      <text:p text:style-name="P1">Simple rendering attribute values provide single keywords to provide a rendering hint. This type of usage is sufficient 95 percent of the time. The available rendering keywords is element specific, and should be considered as hints only, that is, ignoring the <text:span text:style-name="T6">rend</text:span> attribute should not render the document illegible.</text:p>
      <text:p text:style-name="P1"/>
      <text:p text:style-name="P1"/>
      <table:table table:name="Table13" table:style-name="Table13">
        <table:table-column table:style-name="Table13.A"/>
        <table:table-column table:style-name="Table13.B"/>
        <table:table-header-rows>
          <table:table-row>
            <table:table-cell table:style-name="Table13.A1" office:value-type="string">
              <text:p text:style-name="P32">Element</text:p>
            </table:table-cell>
            <table:table-cell table:style-name="Table13.B1" office:value-type="string">
              <text:p text:style-name="P32">Recognized rend values</text:p>
            </table:table-cell>
          </table:table-row>
        </table:table-header-rows>
        <table:table-row>
          <table:table-cell table:style-name="Table13.A2" office:value-type="string">
            <text:p text:style-name="P36">hi</text:p>
          </table:table-cell>
          <table:table-cell table:style-name="Table13.B2" office:value-type="string">
            <text:p text:style-name="P19"><text:span text:style-name="T6">italic</text:span> (<text:span text:style-name="T4">default</text:span>) <text:span text:style-name="T6">bold sc sup sub expanded</text:span></text:p>
          </table:table-cell>
        </table:table-row>
        <table:table-row>
          <table:table-cell table:style-name="Table13.A2" office:value-type="string">
            <text:p text:style-name="P14">figure</text:p>
          </table:table-cell>
          <table:table-cell table:style-name="Table13.B2" office:value-type="string">
            <text:p text:style-name="P19"><text:span text:style-name="T6">center</text:span> (<text:span text:style-name="T4">default</text:span>) <text:span text:style-name="T6">left right inline</text:span></text:p>
          </table:table-cell>
        </table:table-row>
        <table:table-row>
          <table:table-cell table:style-name="Table13.A2" office:value-type="string">
            <text:p text:style-name="P14">p</text:p>
          </table:table-cell>
          <table:table-cell table:style-name="Table13.B2" office:value-type="string">
            <text:p text:style-name="P19"><text:span text:style-name="T6">block center left </text:span>(<text:span text:style-name="T4">default</text:span>) <text:span text:style-name="T6">right indent noindent</text:span></text:p>
          </table:table-cell>
        </table:table-row>
        <table:table-row>
          <table:table-cell table:style-name="Table13.A2" office:value-type="string">
            <text:p text:style-name="P14">q</text:p>
          </table:table-cell>
          <table:table-cell table:style-name="Table13.B2" office:value-type="string">
            <text:p text:style-name="P14">block</text:p>
          </table:table-cell>
        </table:table-row>
        <text:soft-page-break/>
        <table:table-row>
          <table:table-cell table:style-name="Table13.A6" office:value-type="string">
            <text:p text:style-name="P21">All in-line elements</text:p>
          </table:table-cell>
          <table:table-cell table:style-name="Table13.B6" office:value-type="string">
            <text:p text:style-name="P19"/>
          </table:table-cell>
        </table:table-row>
        <table:table-row>
          <table:table-cell table:style-name="Table13.A6" office:value-type="string">
            <text:p text:style-name="P21">All block level elements</text:p>
          </table:table-cell>
          <table:table-cell table:style-name="Table13.B6" office:value-type="string">
            <text:p text:style-name="P19"/>
          </table:table-cell>
        </table:table-row>
        <table:table-row>
          <table:table-cell table:style-name="Table13.A6" office:value-type="string">
            <text:p text:style-name="P14">list</text:p>
          </table:table-cell>
          <table:table-cell table:style-name="Table13.B6" office:value-type="string">
            <text:p text:style-name="P14">number bullet none</text:p>
          </table:table-cell>
        </table:table-row>
      </table:table>
      <text:p text:style-name="P1"/>
      <text:h text:style-name="P76" text:outline-level="4">Rendition ladders</text:h>
      <text:p text:style-name="P41">A slightly more powerful mechanism is provided by so called rendering ladders, in which a number of key-value pairs are provided.</text:p>
      <text:p text:style-name="P41"/>
      <text:p text:style-name="P55">&lt;p rend=“font(italic)align(left)”&gt;A left-aligned paragraph in italics.</text:p>
      <text:p text:style-name="P41"/>
      <text:p text:style-name="P41">The following keys and values are supported</text:p>
      <text:p text:style-name="P41"/>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46">Key</text:p>
            </table:table-cell>
            <table:table-cell table:style-name="Table12.A1" office:value-type="string">
              <text:p text:style-name="P46">Value</text:p>
            </table:table-cell>
            <table:table-cell table:style-name="Table12.C1" office:value-type="string">
              <text:p text:style-name="P46">Example</text:p>
            </table:table-cell>
          </table:table-row>
        </table:table-header-rows>
        <table:table-row>
          <table:table-cell table:style-name="Table12.A2" office:value-type="string">
            <text:p text:style-name="P47">font</text:p>
          </table:table-cell>
          <table:table-cell table:style-name="Table12.A2" office:value-type="string">
            <text:p text:style-name="P42"><text:span text:style-name="T6">italic, bold, fsc </text:span>(full caps and smallcaps), <text:span text:style-name="T6">smallcaps, underlined, gothic</text:span></text:p>
          </table:table-cell>
          <table:table-cell table:style-name="Table12.C2" office:value-type="string">
            <text:p text:style-name="P43">&lt;hi rend="font(bold)"&gt;</text:p>
          </table:table-cell>
        </table:table-row>
        <table:table-row>
          <table:table-cell table:style-name="Table12.A2" office:value-type="string">
            <text:p text:style-name="P47">align</text:p>
          </table:table-cell>
          <table:table-cell table:style-name="Table12.A2" office:value-type="string">
            <text:p text:style-name="P42"><text:span text:style-name="T6">right, left, center, block</text:span> (that is, justified)</text:p>
          </table:table-cell>
          <table:table-cell table:style-name="Table12.C2" office:value-type="string">
            <text:p text:style-name="P43">&lt;p rend="align(block)"&gt;</text:p>
          </table:table-cell>
        </table:table-row>
        <table:table-row>
          <table:table-cell table:style-name="Table12.A2" office:value-type="string">
            <text:p text:style-name="P45">indent</text:p>
          </table:table-cell>
          <table:table-cell table:style-name="Table12.A2" office:value-type="string">
            <text:p text:style-name="P42">The number of tab stops to be indented. The size of a tab stop is not fixed, but could be something like twice or three times the width of the letter m.</text:p>
          </table:table-cell>
          <table:table-cell table:style-name="Table12.C2" office:value-type="string">
            <text:p text:style-name="P43">&lt;l rend="indent(2)"&gt;</text:p>
          </table:table-cell>
        </table:table-row>
        <table:table-row>
          <table:table-cell table:style-name="Table12.A2" office:value-type="string">
            <text:p text:style-name="P45">link</text:p>
          </table:table-cell>
          <table:table-cell table:style-name="Table12.A2" office:value-type="string">
            <text:p text:style-name="P42">Rendered as link to the indicated url.</text:p>
          </table:table-cell>
          <table:table-cell table:style-name="Table12.C2" office:value-type="string">
            <text:p text:style-name="P43">&lt;figure rend=”link(images/a.jpg)”&gt;</text:p>
          </table:table-cell>
        </table:table-row>
        <table:table-row>
          <table:table-cell table:style-name="Table12.A2" office:value-type="string">
            <text:p text:style-name="P45">image</text:p>
          </table:table-cell>
          <table:table-cell table:style-name="Table12.A2" office:value-type="string">
            <text:p text:style-name="P42">Rendered as in-line image, obtained from the indicated url.</text:p>
          </table:table-cell>
          <table:table-cell table:style-name="Table12.C2" office:value-type="string">
            <text:p text:style-name="P43">&lt;figure rend=”image(images/a.jpg)”&gt;</text:p>
          </table:table-cell>
        </table:table-row>
        <table:table-row>
          <table:table-cell table:style-name="Table12.A2" office:value-type="string">
            <text:p text:style-name="P45">float</text:p>
          </table:table-cell>
          <table:table-cell table:style-name="Table12.A2" office:value-type="string">
            <text:p text:style-name="P42">The place to float in image, table, etc. Possible values: <text:span text:style-name="T6">left</text:span>, <text:span text:style-name="T6">right</text:span>.</text:p>
          </table:table-cell>
          <table:table-cell table:style-name="Table12.C2" office:value-type="string">
            <text:p text:style-name="P43">&lt;figure rend="float(left)"&gt;</text:p>
          </table:table-cell>
        </table:table-row>
        <table:table-row>
          <table:table-cell table:style-name="Table12.A2" office:value-type="string">
            <text:p text:style-name="P45">columns</text:p>
          </table:table-cell>
          <table:table-cell table:style-name="Table12.A2" office:value-type="string">
            <text:p text:style-name="P42">Set the element in multiple columns. May be applied to tables and lists.</text:p>
          </table:table-cell>
          <table:table-cell table:style-name="Table12.C2" office:value-type="string">
            <text:p text:style-name="P43">&lt;list rend=”columns(2)”&gt;</text:p>
            <text:p text:style-name="P43"><text:s text:c="4"/>&lt;item&gt;First Item.&lt;/item&gt;</text:p>
            <text:p text:style-name="P43"><text:s text:c="4"/>&lt;item&gt;Second Item.&lt;/item&gt;</text:p>
            <text:p text:style-name="P43">&lt;/list&gt;</text:p>
          </table:table-cell>
        </table:table-row>
        <table:table-row>
          <table:table-cell table:style-name="Table12.A2" office:value-type="string">
            <text:p text:style-name="P45">rotate</text:p>
          </table:table-cell>
          <table:table-cell table:style-name="Table12.A2" office:value-type="string">
            <text:p text:style-name="P42">The clock-wise rotation in degrees.</text:p>
          </table:table-cell>
          <table:table-cell table:style-name="Table12.C2" office:value-type="string">
            <text:p text:style-name="P43">&lt;cell rend="rotate(90)"&gt;</text:p>
          </table:table-cell>
        </table:table-row>
        <table:table-row>
          <table:table-cell table:style-name="Table12.A2" office:value-type="string">
            <text:p text:style-name="P45">width</text:p>
          </table:table-cell>
          <table:table-cell table:style-name="Table12.A2" office:value-type="string">
            <text:p text:style-name="P42">The width as a percentage of the active text width.</text:p>
          </table:table-cell>
          <table:table-cell table:style-name="Table12.C2" office:value-type="string">
            <text:p text:style-name="P43">&lt;cell rend="width(80%)"&gt;</text:p>
          </table:table-cell>
        </table:table-row>
        <table:table-row>
          <table:table-cell table:style-name="Table12.A2" office:value-type="string">
            <text:p text:style-name="P45">bullet</text:p>
          </table:table-cell>
          <table:table-cell table:style-name="Table12.A2" office:value-type="string">
            <text:p text:style-name="P42">The type of bullet to supply on bulleted sub-elements.</text:p>
          </table:table-cell>
          <table:table-cell table:style-name="Table12.C2" office:value-type="string">
            <text:p text:style-name="P43">&lt;item rend="bullet(&amp;dagger;)"&gt;</text:p>
          </table:table-cell>
        </table:table-row>
        <table:table-row>
          <table:table-cell table:style-name="Table12.A2" office:value-type="string">
            <text:p text:style-name="P45">number</text:p>
          </table:table-cell>
          <table:table-cell table:style-name="Table12.A2" office:value-type="string">
            <text:p text:style-name="P42">The type of numbers to supply on numbered sub-elements:</text:p>
            <text:p text:style-name="P42"/>
            <table:table table:name="Tabel1" table:style-name="Tabel1">
              <table:table-column table:style-name="Tabel1.A"/>
              <table:table-column table:style-name="Tabel1.B"/>
              <table:table-header-rows>
                <table:table-row>
                  <table:table-cell table:style-name="Tabel1.A1" office:value-type="string">
                    <text:p text:style-name="P44">number(1)</text:p>
                  </table:table-cell>
                  <table:table-cell table:style-name="Tabel1.A1" office:value-type="string">
                    <text:p text:style-name="P41">1, 2, 3, ...</text:p>
                  </table:table-cell>
                </table:table-row>
              </table:table-header-rows>
              <table:table-row>
                <table:table-cell table:style-name="Tabel1.A1" office:value-type="string">
                  <text:p text:style-name="P44">number(01)</text:p>
                </table:table-cell>
                <table:table-cell table:style-name="Tabel1.A1" office:value-type="string">
                  <text:p text:style-name="P41">01, 02, 03, ...</text:p>
                </table:table-cell>
              </table:table-row>
              <table:table-row>
                <table:table-cell table:style-name="Tabel1.A1" office:value-type="string">
                  <text:p text:style-name="P44">number(a)</text:p>
                </table:table-cell>
                <table:table-cell table:style-name="Tabel1.A1" office:value-type="string">
                  <text:p text:style-name="P41">a, b, c, ..., z, aa, ab, ac, ..., zz</text:p>
                </table:table-cell>
              </table:table-row>
              <table:table-row>
                <table:table-cell table:style-name="Tabel1.A1" office:value-type="string">
                  <text:p text:style-name="P44">number(A)</text:p>
                </table:table-cell>
                <table:table-cell table:style-name="Tabel1.A1" office:value-type="string">
                  <text:p text:style-name="P41">A, B, C, ..., Z, AA, AB, AC, ..., ZZ</text:p>
                </table:table-cell>
              </table:table-row>
              <table:table-row>
                <table:table-cell table:style-name="Tabel1.A1" office:value-type="string">
                  <text:p text:style-name="P44">number(aa) </text:p>
                </table:table-cell>
                <table:table-cell table:style-name="Tabel1.A1" office:value-type="string">
                  <text:p text:style-name="P41">a, b, c, ..., z, aa, bb, cc, ..., zz</text:p>
                </table:table-cell>
              </table:table-row>
              <table:table-row>
                <table:table-cell table:style-name="Tabel1.A1" office:value-type="string">
                  <text:p text:style-name="P44">number(AA) </text:p>
                </table:table-cell>
                <table:table-cell table:style-name="Tabel1.A1" office:value-type="string">
                  <text:p text:style-name="P41">A, B, C, ..., Z, AA, BB, CC, ..., ZZ</text:p>
                </table:table-cell>
              </table:table-row>
              <table:table-row>
                <table:table-cell table:style-name="Tabel1.A1" office:value-type="string">
                  <text:p text:style-name="P44">number(i)</text:p>
                </table:table-cell>
                <table:table-cell table:style-name="Tabel1.A1" office:value-type="string">
                  <text:p text:style-name="P41">i, ii, iii, iv, ..., mmmcmxcix</text:p>
                </table:table-cell>
              </table:table-row>
              <table:table-row>
                <table:table-cell table:style-name="Tabel1.A1" office:value-type="string">
                  <text:p text:style-name="P44">number(I)</text:p>
                </table:table-cell>
                <table:table-cell table:style-name="Tabel1.A1" office:value-type="string">
                  <text:p text:style-name="P41">I, II, III, IV, ..., MMMCMXCIX</text:p>
                </table:table-cell>
              </table:table-row>
            </table:table>
            <text:p text:style-name="P42"/>
          </table:table-cell>
          <table:table-cell table:style-name="Table12.C2" office:value-type="string">
            <text:p text:style-name="P43">&lt;item rend="number(1)"&gt;</text:p>
          </table:table-cell>
        </table:table-row>
        <table:table-row>
          <table:table-cell table:style-name="Table12.A2" office:value-type="string">
            <text:p text:style-name="P45">class</text:p>
          </table:table-cell>
          <table:table-cell table:style-name="Table12.A2" office:value-type="string">
            <text:p text:style-name="P42">Sets a class attribute in the corresponding HTML output. This can be used in combination with custom CSS stylesheets to achieve special effects.</text:p>
          </table:table-cell>
          <table:table-cell table:style-name="Table12.C2" office:value-type="string">
            <text:p text:style-name="P43">&lt;p rend="class(myClass)"&gt;</text:p>
          </table:table-cell>
        </table:table-row>
      </table:table>
      <text:p text:style-name="P41"><text:tab/></text:p>
      <text:p text:style-name="P41"/>
      <text:h text:style-name="P74" text:outline-level="4"><text:soft-page-break/>CSS based</text:h>
      <text:p text:style-name="P25">CSS provides a very powerful way of specifying the rendition of a text. When you use CSS based values in the <text:span text:style-name="T6">rend</text:span> attributes, you specify a specific override for the style the style sheet provides here. The CSS will be copied verbatim to the <text:span text:style-name="T6">style</text:span> attribute in the HTML output. This gives you all the flexibility and features of CSS. To distinguish CSS from other ways of using the <text:span text:style-name="T6">rend</text:span> attribute, the CSS is surrounded by curly braces.</text:p>
      <text:p text:style-name="P25"/>
      <text:p text:style-name="P25"><text:tab/><text:span text:style-name="T11">"{font-variant: italic; left-margin: 10px;}"</text:span></text:p>
      <text:p text:style-name="P27"/>
      <text:p text:style-name="P29">Alternative:</text:p>
      <text:p text:style-name="P27"/>
      <text:p text:style-name="P27"><text:tab/>"CSS(font-variant: italic; left-margin: 10px;)"</text:p>
      <text:h text:style-name="Heading_20_3" text:outline-level="3">Comments</text:h>
      <text:p text:style-name="P1">Any editor’s comments, not to be visible to the casual end-user, should be included in SGML comment markers, preferably marked with your initials and the word NOTE or TODO, as the case may be.</text:p>
      <text:p text:style-name="P1"/>
      <text:p text:style-name="P11"><text:tab/>&lt;!-- NOTE: JH: The index has been omitted here. --&gt;</text:p>
      <text:p text:style-name="P1"/>
      <text:h text:style-name="Heading_20_2" text:outline-level="2">Rendering and Presentation</text:h>
      <text:p text:style-name="P1">To convert a TEI marked text into something that can be conveniently read in a browser, you’ll need to supply a number of style sheets that enable browsers to display the file as styled text.</text:p>
      <text:h text:style-name="Heading_20_3" text:outline-level="3">Available XSLT Style Sheets</text:h>
      <text:p text:style-name="P1">The currently used style sheet to transform TEI files to HTML is called <text:span text:style-name="T11">tei2html.xsl</text:span>. This script has been tested with Saxon and Internet Explorer 6.0.</text:p>
      <text:h text:style-name="Heading_20_3" text:outline-level="3">Available CSS Style Sheets</text:h>
      <text:p text:style-name="Standard">A number of style sheets have been prepared, or are under preparation to render XML and HTML files nicely in a browsers. For browsers that support it, alternate style sheets can be used to view the file, and print optimized style sheets will be used to print the file.</text:p>
      <text:p text:style-name="Standard"/>
      <text:p text:style-name="Standard">For technical reasons, CSS files needs to be wrapped with an XML tag, and named <text:span text:style-name="T13">stylesheet</text:span><text:span text:style-name="T11">.css.xml</text:span> to enable Saxon to deal with it.</text:p>
      <text:p text:style-name="P20"/>
      <text:p text:style-name="P56"><text:tab/>&lt;?xml version="1.0"?&gt;</text:p>
      <text:p text:style-name="P56"><text:tab/>&lt;stylesheet&gt;</text:p>
      <text:p text:style-name="P56"><text:tab/>&lt;![CDATA[</text:p>
      <text:p text:style-name="P56"/>
      <text:p text:style-name="P56"><text:tab/><text:tab/>... Content of CSS file here ...</text:p>
      <text:p text:style-name="P56"/>
      <text:p text:style-name="P56"><text:tab/>]]&gt;</text:p>
      <text:p text:style-name="P57"><text:tab/>&lt;/stylesheet&gt;</text:p>
      <text:p text:style-name="Standard">To select a style sheet, use the rend attribute on the text element as follows:</text:p>
      <text:p text:style-name="Standard"/>
      <text:p text:style-name="Standard"><text:tab/><text:span text:style-name="T11">&lt;text rend="stylesheet(style/borneo.css)"&gt;</text:span></text:p>
      <text:h text:style-name="Heading_20_4" text:outline-level="4">Arctic Blue</text:h>
      <text:p text:style-name="P1">Default, modern, asymmetric design. White background, headings and supplementary materials in sans-serif blue, page numbers in right margin in light gray. (<text:span text:style-name="T11">style/arctic.css</text:span>)</text:p>
      <text:h text:style-name="Heading_20_4" text:outline-level="4">Amazon Green</text:h>
      <text:p text:style-name="Text_20_body">Modern asymmetric design. (<text:span text:style-name="T11">style/amazonia.css</text:span>)</text:p>
      <text:h text:style-name="Heading_20_4" text:outline-level="4">Borneo Brown</text:h>
      <text:p text:style-name="P41">Classical symmetric design. (<text:span text:style-name="T11">style/borneo.css</text:span>)</text:p>
      <text:h text:style-name="P76" text:outline-level="4">Bohemian Crystal</text:h>
      <text:p text:style-name="P41">Layout intended to show as many text details as possible. Based on <text:span text:style-name="T4">Arctic Blue</text:span>, this layout will show all corrections <text:soft-page-break/>made to the text, expansions of abbreviations, metric equivalents to imperial and other obsolete measures, and so on, provided they have been provided in the file. (<text:span text:style-name="T11">style/crystal.css</text:span>)</text:p>
      <text:h text:style-name="P76" text:outline-level="4">Modern Print</text:h>
      <text:p text:style-name="P1">Default style sheet optimized for printing, asymmetric, modern design.</text:p>
      <text:h text:style-name="P74" text:outline-level="4">Classical Print</text:h>
      <text:p text:style-name="P25">Alternative style sheet for printing. Symmetric, classical design.</text:p>
      <text:p text:style-name="P1"/>
      <text:h text:style-name="Heading_20_3" text:outline-level="3">Custom Style Sheets</text:h>
      <text:p text:style-name="P51">It is possible to use custom stylesheets with a text. To achieve this, create a stylesheet named <text:span text:style-name="T11">custom.css</text:span> in the text's directory. It will be automatically included in the HTML version of the text, after the standard stylesheets.</text:p>
      <text:p text:style-name="P51">This is achieved by running Saxon as follows:</text:p>
      <text:p text:style-name="Text_20_body"><text:span text:style-name="T14">saxon document.xml tei2html.xsl </text:span><text:span text:style-name="T11">customCssFile</text:span><text:span text:style-name="T14">="custom.css.xml"</text:span></text:p>
      <text:p text:style-name="P52">As usual, the CSS file needs to be wrapped with an XML tag to enable Saxon to deal with it.</text:p>
      <text:h text:style-name="Heading_20_2" text:outline-level="2">Verification process</text:h>
      <text:p text:style-name="P1"/>
      <text:p text:style-name="P1">Any submitted TEI SGML or XML file should meet the following points.</text:p>
      <text:p text:style-name="P1"/>
      <text:p text:style-name="P1">SGML:</text:p>
      <text:p text:style-name="P1"><text:tab/>validating SGML, following the TEILite DTD, or a supplied TEI based DTD.</text:p>
      <text:p text:style-name="P1"><text:tab/></text:p>
      <text:p text:style-name="P1"><text:tab/>use command nsgml to validate SGML files.</text:p>
      <text:p text:style-name="P1"/>
      <text:p text:style-name="P1"><text:tab/><text:tab/>Nsgml &lt;input&gt;</text:p>
      <text:p text:style-name="P1"><text:tab/></text:p>
      <text:p text:style-name="P1"><text:tab/>use the following script to convert the SGML to XML.</text:p>
      <text:p text:style-name="P1"/>
      <text:p text:style-name="P1"><text:tab/><text:tab/>tei2xtei</text:p>
      <text:p text:style-name="P1"/>
      <text:p text:style-name="P1">XML:</text:p>
      <text:p text:style-name="P1"/>
      <text:p text:style-name="P1"><text:tab/>well-formed XML, validating according to the proper DTD.</text:p>
      <text:p text:style-name="P1"/>
      <text:p text:style-name="P58">Should include the following:</text:p>
      <text:p text:style-name="P58"/>
      <text:list xml:id="list42513890" text:style-name="L10">
        <text:list-item>
          <text:p text:style-name="P70">DOCTYPE declaration, linking to the correct DTD.</text:p>
        </text:list-item>
        <text:list-item>
          <text:p text:style-name="P70">Optionally, in addition to the DTD, a name space declaration, linking to the correct schema.</text:p>
        </text:list-item>
        <text:list-item>
          <text:p text:style-name="P70">Processing instruction, linking to an XSLT style-sheet, to enable rendering of the XML in a browser.</text:p>
        </text:list-item>
        <text:list-item>
          <text:p text:style-name="P70">CSS style-sheets, to enable rendering in a browser. These may also be included by the XSLT style-sheet.</text:p>
        </text:list-item>
        <text:list-item>
          <text:p text:style-name="P70">The short Project Gutenberg license in the <text:span text:style-name="T6">&lt;availability&gt;</text:span> tag.</text:p>
        </text:list-item>
      </text:list>
      <text:h text:style-name="P71" text:outline-level="2">Standard DTD’s, Schemes, and Style Sheets</text:h>
      <text:p text:style-name="P1">Texts may refer to the following standard files</text:p>
      <text:p text:style-name="P1"/>
      <text:p text:style-name="P1"/>
      <table:table table:name="Table1" table:style-name="Table1">
        <table:table-column table:style-name="Table1.A"/>
        <table:table-column table:style-name="Table1.B"/>
        <table:table-header-rows>
          <table:table-row>
            <table:table-cell table:style-name="Table1.A1" office:value-type="string">
              <text:p text:style-name="P5">URL</text:p>
            </table:table-cell>
            <table:table-cell table:style-name="Table1.B1" office:value-type="string">
              <text:p text:style-name="P5">Description</text:p>
            </table:table-cell>
          </table:table-row>
        </table:table-header-rows>
        <table:table-row>
          <table:table-cell table:style-name="Table1.A2" office:value-type="string">
            <text:p text:style-name="Standard"><text:span text:style-name="T20">h</text:span><text:a xlink:type="simple" xlink:href="http://www.gutenberg.org/dtd/teilite.dtd"><text:span text:style-name="T20">ttp://www.gutenberg.org/dtd/teilite.dtd</text:span></text:a></text:p>
          </table:table-cell>
          <table:table-cell table:style-name="Table1.B2" office:value-type="string">
            <text:p text:style-name="P18">The official teilite DTD.</text:p>
          </table:table-cell>
        </table:table-row>
        <table:table-row>
          <table:table-cell table:style-name="Table1.A2" office:value-type="string">
            <text:p text:style-name="P10"/>
          </table:table-cell>
          <table:table-cell table:style-name="Table1.B2" office:value-type="string">
            <text:p text:style-name="P10"/>
          </table:table-cell>
        </table:table-row>
        <table:table-row>
          <table:table-cell table:style-name="Table1.A2" office:value-type="string">
            <text:p text:style-name="P1"><text:a xlink:type="simple" xlink:href="http://www.gutenberg.org/xslt/tei2tei.xsl"><text:span text:style-name="T3">http://www.gutenberg.org/xslt/tei2tei.xsl</text:span></text:a></text:p>
          </table:table-cell>
          <table:table-cell table:style-name="Table1.B2" office:value-type="string">
            <text:p text:style-name="P10">Style-sheet to regularize TEI converted from SGML to XML. Since SGML is case-insensitive, and XML not, this script is required to regularize the case of an TEI XML file.</text:p>
          </table:table-cell>
        </table:table-row>
        <text:soft-page-break/>
        <table:table-row>
          <table:table-cell table:style-name="Table1.A2" office:value-type="string">
            <text:p text:style-name="P1"><text:a xlink:type="simple" xlink:href="http://www.gutenberg.org/xslt/tei2html.xsl"><text:span text:style-name="T3">http://www.gutenberg.org/xslt/tei2html.xsl</text:span></text:a></text:p>
          </table:table-cell>
          <table:table-cell table:style-name="Table1.B2" office:value-type="string">
            <text:p text:style-name="P10">Style-sheet to convert a TEI XML file to HTML. The output is valid according to the HTML 4.01 Transitional DTD.</text:p>
          </table:table-cell>
        </table:table-row>
        <table:table-row>
          <table:table-cell table:style-name="Table1.A2" office:value-type="string">
            <text:p text:style-name="P1"><text:a xlink:type="simple" xlink:href="http://www.gutenberg.org/xslt/messages.xml"><text:span text:style-name="T3">http://www.gutenberg.org/xslt/messages.xml</text:span></text:a></text:p>
          </table:table-cell>
          <table:table-cell table:style-name="Table1.B2" office:value-type="string">
            <text:p text:style-name="P10">localized text strings, contains text string in various languages that will be used in the rendered HTML version of the text.</text:p>
          </table:table-cell>
        </table:table-row>
        <table:table-row>
          <table:table-cell table:style-name="Table1.A2" office:value-type="string">
            <text:p text:style-name="P10"/>
          </table:table-cell>
          <table:table-cell table:style-name="Table1.B2" office:value-type="string">
            <text:p text:style-name="P10"/>
          </table:table-cell>
        </table:table-row>
        <table:table-row>
          <table:table-cell table:style-name="Table1.A2" office:value-type="string">
            <text:p text:style-name="P10"/>
          </table:table-cell>
          <table:table-cell table:style-name="Table1.B2" office:value-type="string">
            <text:p text:style-name="P10"/>
          </table:table-cell>
        </table:table-row>
        <table:table-row>
          <table:table-cell table:style-name="Table1.A2" office:value-type="string">
            <text:p text:style-name="P10"/>
          </table:table-cell>
          <table:table-cell table:style-name="Table1.B2" office:value-type="string">
            <text:p text:style-name="P10"/>
          </table:table-cell>
        </table:table-row>
        <table:table-row>
          <table:table-cell table:style-name="Table1.A2" office:value-type="string">
            <text:p text:style-name="P10">http://www.gutenberg.org/css/gutenberg.css</text:p>
          </table:table-cell>
          <table:table-cell table:style-name="Table1.B2" office:value-type="string">
            <text:p text:style-name="P10">Main Gutenberg style sheet.</text:p>
          </table:table-cell>
        </table:table-row>
        <table:table-row>
          <table:table-cell table:style-name="Table1.A2" office:value-type="string">
            <text:p text:style-name="P1"><text:a xlink:type="simple" xlink:href="http://www.gutenberg.org/css/"><text:span text:style-name="T3">http://www.gutenberg.org/css/</text:span></text:a></text:p>
          </table:table-cell>
          <table:table-cell table:style-name="Table1.B2" office:value-type="string">
            <text:p text:style-name="P10"/>
          </table:table-cell>
        </table:table-row>
      </table:table>
      <text:p text:style-name="P1"/>
      <text:h text:style-name="Heading_20_3" text:outline-level="3">Required tools</text:h>
      <text:p text:style-name="P1"/>
      <text:h text:style-name="Heading_20_4" text:outline-level="4">Validation SGML</text:h>
      <text:p text:style-name="P1"/>
      <text:h text:style-name="Heading_20_4" text:outline-level="4">Conversion SGML to XML</text:h>
      <text:p text:style-name="P1"/>
      <text:p text:style-name="P1">NSGML:<text:tab/><text:a xlink:type="simple" xlink:href="http://www.jclark.com/sp/">http://www.jclark.com/sp/</text:a> <text:s/>http://www.jclark.com/sp/howtoget.htm</text:p>
      <text:p text:style-name="P1"/>
      <text:p text:style-name="P1">SX:<text:tab/></text:p>
      <text:p text:style-name="P1"/>
      <text:p text:style-name="P1">TEI DTDs<text:tab/><text:tab/></text:p>
      <text:h text:style-name="Heading_20_4" text:outline-level="4">Validation XML</text:h>
      <text:p text:style-name="Text_20_body">TODO</text:p>
      <text:h text:style-name="Heading_20_4" text:outline-level="4">Conversion XML to HTML</text:h>
      <text:p text:style-name="P1"/>
      <text:p text:style-name="P1">TEILite DTD<text:tab/>http://www.tei-c.org/Lite/DTD/</text:p>
      <text:p text:style-name="P1"/>
      <text:p text:style-name="P1">tei2tei.xsl</text:p>
      <text:p text:style-name="P1"/>
      <text:p text:style-name="P1">http://www.tei-c.org/Activities/MI/</text:p>
      <text:p text:style-name="P1"/>
      <text:p text:style-name="P1"><text:a xlink:type="simple" xlink:href="http://www.tei-c.org/Activities/MI/Tools/tei2tei.xsl">http://www.tei-c.org/Activities/MI/Tools/tei2tei.xsl</text:a></text:p>
      <text:p text:style-name="P1"/>
      <text:p text:style-name="P1"><text:a xlink:type="simple" xlink:href="http://www.tei-c.org/Activities/MI/Tools/">http://www.tei-c.org/Activities/MI/Tools/</text:a></text:p>
      <text:p text:style-name="P1"/>
      <text:h text:style-name="Heading_20_4" text:outline-level="4">Validation HTML and CSS</text:h>
      <text:p text:style-name="P1">TODO</text:p>
      <text:h text:style-name="Heading_20_4" text:outline-level="4">Conversion XML to Plain Text</text:h>
      <text:p text:style-name="P1">TODO</text:p>
      <text:h text:style-name="Heading_20_4" text:outline-level="4">Validation Plain Text</text:h>
      <text:p text:style-name="P1">TODO</text:p>
      <text:h text:style-name="Heading_20_2" text:outline-level="2">Localization of the XSLT stylesheet</text:h>
      <text:p text:style-name="P1"/>
      <text:p text:style-name="P1">The transform from XML to HTML requires a number of text strings to be localized to the main language of a text. These strings are all kept in the file <text:span text:style-name="T6">messages.xml</text:span>. The language used during the transform will be based on the <text:soft-page-break/>value of the <text:span text:style-name="T6">lang</text:span> attribute of the top level TEI.2 element.</text:p>
      <text:p text:style-name="P1"/>
      <table:table table:name="Table15" table:style-name="Table15">
        <table:table-column table:style-name="Table15.A"/>
        <table:table-column table:style-name="Table15.B"/>
        <table:table-row>
          <table:table-cell table:style-name="Table15.A1" office:value-type="string">
            <text:p text:style-name="P4">Available Languages</text:p>
          </table:table-cell>
          <table:table-cell table:style-name="Table15.B1" office:value-type="string">
            <text:p text:style-name="P4">Planned Languages</text:p>
          </table:table-cell>
        </table:table-row>
        <table:table-row>
          <table:table-cell table:style-name="Table15.A2" office:value-type="string">
            <text:p text:style-name="P1">English (U.S.) <text:span text:style-name="T4">default</text:span></text:p>
            <text:p text:style-name="P1">English (U.K.)</text:p>
            <text:p text:style-name="P1">Dutch</text:p>
            <text:p text:style-name="P1">Dutch (old orthography “De Vries-Te Winkel”)</text:p>
            <text:p text:style-name="P1">Spanish</text:p>
            <text:p text:style-name="P1"/>
          </table:table-cell>
          <table:table-cell table:style-name="Table15.B2" office:value-type="string">
            <text:p text:style-name="P1">Tagalog</text:p>
            <text:p text:style-name="P1">Tagalog (old Spanish based orthography)</text:p>
            <text:p text:style-name="P1">Cebuano</text:p>
            <text:p text:style-name="P1"/>
            <text:p text:style-name="P1">French</text:p>
            <text:p text:style-name="P1">German</text:p>
            <text:p text:style-name="P1">German (pre-1995 orthography)</text:p>
            <text:p text:style-name="P1">German (fraktur script)</text:p>
            <text:p text:style-name="P1">Italian</text:p>
            <text:p text:style-name="P1">Finnish</text:p>
            <text:p text:style-name="P1">Swedish</text:p>
            <text:p text:style-name="P1">Norwegian (Bokmål)</text:p>
            <text:p text:style-name="P1">Norwegian (Nynorsk)</text:p>
            <text:p text:style-name="P1">Danish</text:p>
          </table:table-cell>
        </table:table-row>
      </table:table>
      <text:p text:style-name="P1"/>
      <text:p text:style-name="P1"/>
      <text:p text:style-name="P1"/>
      <text:p text:style-name="P1"/>
      <text:p text:style-name="P4"/>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ourier New1" svg:font-family="'Courier New'" style:font-adornments="Standa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10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Times New Roman1" fo:font-size="10pt" fo:font-style="italic" fo:font-weight="normal"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fo:font-style="italic"/>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Jeroen Hellingman</meta:initial-creator>
    <meta:creation-date>2004-10-22T09:27:59</meta:creation-date>
    <dc:creator>Jeroen Hellingman</dc:creator>
    <dc:date>2010-04-21T22:41:08</dc:date>
    <meta:printed-by>Jeroen Hellingman</meta:printed-by>
    <meta:print-date>2005-06-14T22:22:17</meta:print-date>
    <dc:language>en-US</dc:language>
    <meta:editing-cycles>816</meta:editing-cycles>
    <meta:editing-duration>PT31H09M57S</meta:editing-duration>
    <meta:document-statistic meta:table-count="21" meta:image-count="0" meta:object-count="0" meta:page-count="21" meta:paragraph-count="729" meta:word-count="7627" meta:character-count="47453"/>
    <meta:user-defined meta:name="Info 1"/>
    <meta:user-defined meta:name="Info 2"/>
    <meta:user-defined meta:name="Info 3"/>
    <meta:user-defined meta:name="Info 4"/>
  </office:meta>
</office:document-meta>
</file>